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8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New Game: waiting for opponent&gt;</text:p>
      <text:p text:style-name="P2">wox2 (CZ) shuffles library</text:p>
      <text:p text:style-name="P1">&lt;wox2 (CZ)&gt; I am ready.</text:p>
      <text:p text:style-name="P2">wox2 (CZ) draws 0 cards</text:p>
      <text:p text:style-name="P2">NoseBleed shuffles library</text:p>
      <text:p text:style-name="P1">&lt;NoseBleed&gt; I am ready.</text:p>
      <text:p text:style-name="P2">NoseBleed draws 0 cards</text:p>
      <text:p text:style-name="P1">&lt;NoseBleed&gt; hello</text:p>
      <text:p text:style-name="P2">NoseBleed shuffles library</text:p>
      <text:p text:style-name="P1">&lt;-------- New Game Started --------&gt;</text:p>
      <text:p text:style-name="P2">NoseBleed's Security Code: 655FE4FA [???]</text:p>
      <text:p text:style-name="P2">wox2 (CZ)'s Security Code: A58FD78A [Type 1.5]</text:p>
      <text:p text:style-name="P2">It is now turn 1 (wox2 (CZ))</text:p>
      <text:p text:style-name="P2">It is now the Beginning Phase, Untap Step</text:p>
      <text:p text:style-name="P2">NoseBleed shuffles library</text:p>
      <text:p text:style-name="P1">&lt;wox2 (CZ)&gt; hi</text:p>
      <text:p text:style-name="P2">wox2 (CZ) shuffles library</text:p>
      <text:p text:style-name="P2">wox2 (CZ) rolled a 18, using a 20 sided die</text:p>
      <text:p text:style-name="P2">NoseBleed rolled a 20, using a 20 sided die</text:p>
      <text:p text:style-name="P2">NoseBleed shuffles library</text:p>
      <text:p text:style-name="P2">wox2 (CZ) shuffles library</text:p>
      <text:p text:style-name="P2">NoseBleed shuffles library</text:p>
      <text:p text:style-name="P2">NoseBleed shuffles library</text:p>
      <text:p text:style-name="P2">wox2 (CZ) shuffles library</text:p>
      <text:p text:style-name="P2">wox2 (CZ) shuffles library</text:p>
      <text:p text:style-name="P1">&lt;NoseBleed&gt; pl</text:p>
      <text:p text:style-name="P2">It is now turn 2 (NoseBleed)</text:p>
      <text:p text:style-name="P2">It is now the Beginning Phase, Untap Step</text:p>
      <text:p text:style-name="P2">NoseBleed shuffles library</text:p>
      <text:p text:style-name="P1">&lt;wox2 (CZ)&gt; k</text:p>
      <text:p text:style-name="P2">NoseBleed shuffles library</text:p>
      <text:p text:style-name="P2">It is now the Precombat Main Phase</text:p>
      <text:p text:style-name="P2">NoseBleed shuffles library</text:p>
      <text:p text:style-name="P2">wox2 (CZ) shuffles library</text:p>
      <text:p text:style-name="P2">NoseBleed draws 7 cards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NoseBleed&gt; kp</text:p>
      <text:p text:style-name="P2">wox2 (CZ) draws a card</text:p>
      <text:p text:style-name="P1">&lt;wox2 (CZ)&gt; kp</text:p>
      <text:p text:style-name="P2">NoseBleed plays Underground Sea from Hand</text:p>
      <text:p text:style-name="P2">NoseBleed taps Underground Sea</text:p>
      <text:p text:style-name="P2">NoseBleed plays Duress from Hand</text:p>
      <text:p text:style-name="P2">wox2 (CZ) reveals a Mox Jet</text:p>
      <text:p text:style-name="P2">wox2 (CZ) reveals a Flooded Strand</text:p>
      <text:p text:style-name="P2">wox2 (CZ) reveals a Rebuild</text:p>
      <text:p text:style-name="P2">wox2 (CZ) reveals a Underground Sea</text:p>
      <text:p text:style-name="P2">wox2 (CZ) reveals a Misdirection</text:p>
      <text:p text:style-name="P2">wox2 (CZ) reveals a Echoing Truth</text:p>
      <text:p text:style-name="P2">wox2 (CZ) reveals a Mystical Tutor</text:p>
      <text:p text:style-name="P1">&lt;NoseBleed&gt; mystical\</text:p>
      <text:p text:style-name="P2">wox2 (CZ) plays Mystical Tutor from Hand</text:p>
      <text:p text:style-name="P2">wox2 (CZ) puts Mystical Tutor to Graveyard from Play</text:p>
      <text:p text:style-name="P2">NoseBleed puts Duress to Graveyard from Play</text:p>
      <text:p text:style-name="P1">&lt;NoseBleed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wox2 (CZ) plays Mox Jet from Hand</text:p>
      <text:p text:style-name="P1">&lt;wox2 (CZ)&gt; Thinking</text:p>
      <text:p text:style-name="P2">wox2 (CZ) taps Mox Jet</text:p>
      <text:p text:style-name="P2">wox2 (CZ) taps Underground Sea</text:p>
      <text:p text:style-name="P2">wox2 (CZ) plays Merchant Scroll from Hand</text:p>
      <text:p text:style-name="P1">&lt;NoseBleed&gt; Ok</text:p>
      <text:p text:style-name="P2">wox2 (CZ) puts Merchant Scroll to Graveyard from Play</text:p>
      <text:p text:style-name="P2">wox2 (CZ) is looking its Library...</text:p>
      <text:p text:style-name="P2">wox2 (CZ) puts Force of Will into play from Library</text:p>
      <text:p text:style-name="P2">wox2 (CZ) shuffles library</text:p>
      <text:p text:style-name="P2">wox2 (CZ) stops looking its Library...</text:p>
      <text:p text:style-name="P2">wox2 (CZ) puts Force of Will to Hand from Play</text:p>
      <text:p text:style-name="P2">It is now the End Phase, End Of Turn Step</text:p>
      <text:p text:style-name="P1">&lt;wox2 (CZ)&gt; End my turn</text:p>
      <text:p text:style-name="P2">It is now turn 4 (NoseBleed)</text:p>
      <text:p text:style-name="P2">It is now the Beginning Phase, Untap Step</text:p>
      <text:p text:style-name="P2">NoseBleed untaps his/her permanents</text:p>
      <text:p text:style-name="P2">It is now the Beginning Phase, Draw Step</text:p>
      <text:p text:style-name="P2">NoseBleed draws a card</text:p>
      <text:p text:style-name="P2">It is now the Precombat Main Phase</text:p>
      <text:p text:style-name="P2">NoseBleed plays Tropical Island from Hand</text:p>
      <text:p text:style-name="P2">NoseBleed taps Underground Sea</text:p>
      <text:p text:style-name="P2">NoseBleed untaps Underground Sea</text:p>
      <text:p text:style-name="P2">NoseBleed taps Underground Sea</text:p>
      <text:p text:style-name="P2">NoseBleed plays Duress from Hand</text:p>
      <text:p text:style-name="P2">wox2 (CZ) reveals a Force of Will</text:p>
      <text:p text:style-name="P1">&lt;NoseBleed&gt; fow</text:p>
      <text:p text:style-name="P2">wox2 (CZ) puts Force of Will to Graveyard from Hand</text:p>
      <text:p text:style-name="P2">NoseBleed puts Duress to Graveyard from Play</text:p>
      <text:p text:style-name="P1">&lt;NoseBleed&gt; EOT</text:p>
      <text:p text:style-name="P1">&lt;NoseBleed&gt; End my turn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taps Underground Sea</text:p>
      <text:p text:style-name="P2">wox2 (CZ) plays Brainstorm from Hand</text:p>
      <text:p text:style-name="P2">wox2 (CZ) hides card in hand</text:p>
      <text:p text:style-name="P2">wox2 (CZ) hides card in hand</text:p>
      <text:p text:style-name="P2">wox2 (CZ) hides card in hand</text:p>
      <text:p text:style-name="P2">wox2 (CZ) hides card in hand</text:p>
      <text:p text:style-name="P1">&lt;NoseBleed&gt; Ok</text:p>
      <text:p text:style-name="P2">wox2 (CZ) draws a card</text:p>
      <text:p text:style-name="P2">wox2 (CZ) draws a card</text:p>
      <text:p text:style-name="P2">wox2 (CZ) draws a card</text:p>
      <text:p text:style-name="P2">wox2 (CZ) rearranges cards in wox2 (CZ)'s Hand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Flooded Strand from Hand</text:p>
      <text:p text:style-name="P2">It is now the End Phase, End Of Turn Step</text:p>
      <text:p text:style-name="P1">&lt;wox2 (CZ)&gt; End my turn</text:p>
      <text:p text:style-name="P2">It is now turn 6 (NoseBleed)</text:p>
      <text:p text:style-name="P2">It is now the Beginning Phase, Untap Step</text:p>
      <text:p text:style-name="P2">NoseBleed untaps his/her permanents</text:p>
      <text:p text:style-name="P2">It is now the Beginning Phase, Draw Step</text:p>
      <text:p text:style-name="P2">NoseBleed draws a card</text:p>
      <text:p text:style-name="P2">It is now the Precombat Main Phase</text:p>
      <text:p text:style-name="P2">NoseBleed plays Polluted Delta from Hand</text:p>
      <text:p text:style-name="P2">NoseBleed taps Tropical Island</text:p>
      <text:p text:style-name="P2">NoseBleed plays Brainstorm from Hand</text:p>
      <text:p text:style-name="P1">&lt;NoseBleed&gt; Ok?</text:p>
      <text:p text:style-name="P1">&lt;wox2 (CZ)&gt; Ok</text:p>
      <text:p text:style-name="P2">NoseBleed draws a card</text:p>
      <text:p text:style-name="P2">NoseBleed draws a card</text:p>
      <text:p text:style-name="P2">NoseBleed draws a card</text:p>
      <text:p text:style-name="P2">NoseBleed puts Brainstorm to Graveyard from Play</text:p>
      <text:p text:style-name="P2">NoseBleed puts a card on top of Library from Hand</text:p>
      <text:p text:style-name="P2">NoseBleed puts a card on top of Library from Hand</text:p>
      <text:p text:style-name="P2">NoseBleed puts Polluted Delta to Graveyard from Play</text:p>
      <text:p text:style-name="P2">NoseBleed's life total is now 19 (-1)</text:p>
      <text:p text:style-name="P2">NoseBleed is looking its Library...</text:p>
      <text:p text:style-name="P2">NoseBleed puts Underground Sea into play from Library</text:p>
      <text:p text:style-name="P2">NoseBleed shuffles library</text:p>
      <text:p text:style-name="P2">NoseBleed stops looking its Library...</text:p>
      <text:p text:style-name="P2">NoseBleed shuffles library</text:p>
      <text:p text:style-name="P2">NoseBleed shuffles library</text:p>
      <text:p text:style-name="P2">NoseBleed taps Underground Sea</text:p>
      <text:p text:style-name="P2">NoseBleed plays Duress from Hand</text:p>
      <text:p text:style-name="P2">wox2 (CZ) taps Flooded Strand</text:p>
      <text:p text:style-name="P2">wox2 (CZ) puts Flooded Strand to Graveyard from Play</text:p>
      <text:p text:style-name="P2">wox2 (CZ)'s life total is now 19 (-1)</text:p>
      <text:p text:style-name="P2">wox2 (CZ) is looking its Library...</text:p>
      <text:p text:style-name="P2">wox2 (CZ) puts Tropical Island into play from Library</text:p>
      <text:p text:style-name="P2">wox2 (CZ) shuffles library</text:p>
      <text:p text:style-name="P2">wox2 (CZ) stops looking its Library...</text:p>
      <text:p text:style-name="P2">wox2 (CZ) taps Tropical Island</text:p>
      <text:p text:style-name="P2">wox2 (CZ) plays Brainstorm from Hand</text:p>
      <text:p text:style-name="P1">&lt;NoseBleed&gt; Ok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reveals a Misdirection</text:p>
      <text:p text:style-name="P2">wox2 (CZ) reveals a Echoing Truth</text:p>
      <text:p text:style-name="P2">wox2 (CZ) reveals a Tropical Island</text:p>
      <text:p text:style-name="P2">wox2 (CZ) reveals a Island</text:p>
      <text:p text:style-name="P1">&lt;NoseBleed&gt; echoing</text:p>
      <text:p text:style-name="P2">NoseBleed puts Duress to Graveyard from Play</text:p>
      <text:p text:style-name="P2">wox2 (CZ) puts Echoing Truth to Graveyard from Hand</text:p>
      <text:p text:style-name="P1">&lt;NoseBleed&gt; End my turn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Island from Hand</text:p>
      <text:p text:style-name="P2">It is now the End Phase, End Of Turn Step</text:p>
      <text:p text:style-name="P1">&lt;wox2 (CZ)&gt; End my turn</text:p>
      <text:p text:style-name="P2">It is now turn 8 (NoseBleed)</text:p>
      <text:p text:style-name="P2">It is now the Beginning Phase, Untap Step</text:p>
      <text:p text:style-name="P2">NoseBleed untaps his/her permanents</text:p>
      <text:p text:style-name="P2">It is now the Beginning Phase, Draw Step</text:p>
      <text:p text:style-name="P2">NoseBleed draws a card</text:p>
      <text:p text:style-name="P2">It is now the Precombat Main Phase</text:p>
      <text:p text:style-name="P2">NoseBleed plays Polluted Delta from Hand</text:p>
      <text:p text:style-name="P2">NoseBleed taps Tropical Island</text:p>
      <text:p text:style-name="P2">NoseBleed taps Underground Sea</text:p>
      <text:p text:style-name="P2">NoseBleed plays Gush from Hand</text:p>
      <text:p text:style-name="P2">NoseBleed puts Tropical Island to Hand from Play</text:p>
      <text:p text:style-name="P2">NoseBleed puts Underground Sea to Hand from Play</text:p>
      <text:p text:style-name="P1">&lt;wox2 (CZ)&gt; Ok</text:p>
      <text:p text:style-name="P1">&lt;NoseBleed&gt; Ok?</text:p>
      <text:p text:style-name="P2">NoseBleed draws a card</text:p>
      <text:p text:style-name="P2">NoseBleed draws a card</text:p>
      <text:p text:style-name="P2">NoseBleed puts Gush to Graveyard from Play</text:p>
      <text:p text:style-name="P2">NoseBleed plays Quirion Dryad from Hand</text:p>
      <text:p text:style-name="P1">&lt;wox2 (CZ)&gt; Ok</text:p>
      <text:p text:style-name="P1">&lt;NoseBleed&gt; Ok?</text:p>
      <text:p text:style-name="P2">NoseBleed puts Polluted Delta to Graveyard from Play</text:p>
      <text:p text:style-name="P2">NoseBleed's life total is now 18 (-1)</text:p>
      <text:p text:style-name="P2">NoseBleed is looking its Library...</text:p>
      <text:p text:style-name="P2">NoseBleed puts Tropical Island into play from Library</text:p>
      <text:p text:style-name="P2">NoseBleed shuffles library</text:p>
      <text:p text:style-name="P2">NoseBleed stops looking its Library...</text:p>
      <text:p text:style-name="P2">NoseBleed shuffles library</text:p>
      <text:p text:style-name="P2">NoseBleed taps Tropical Island</text:p>
      <text:p text:style-name="P2">NoseBleed taps Underground Sea</text:p>
      <text:p text:style-name="P2">NoseBleed plays Merchant Scroll from Hand</text:p>
      <text:p text:style-name="P2">Quirion Dryad now has 1 (+1) counters.</text:p>
      <text:p text:style-name="P1">&lt;NoseBleed&gt; Ok?</text:p>
      <text:p text:style-name="P1">&lt;wox2 (CZ)&gt; Ok</text:p>
      <text:p text:style-name="P2">NoseBleed is looking its Library...</text:p>
      <text:p text:style-name="P2">NoseBleed puts Force of Will into play from Library</text:p>
      <text:p text:style-name="P2">NoseBleed shuffles library</text:p>
      <text:p text:style-name="P2">NoseBleed stops looking its Library...</text:p>
      <text:p text:style-name="P2">NoseBleed puts Force of Will to Hand from Play</text:p>
      <text:p text:style-name="P2">NoseBleed puts Merchant Scroll to Graveyard from Play</text:p>
      <text:p text:style-name="P1">&lt;NoseBleed&gt; End my turn</text:p>
      <text:p text:style-name="P2">wox2 (CZ) taps Underground Sea</text:p>
      <text:p text:style-name="P2">wox2 (CZ) taps Mox Jet</text:p>
      <text:p text:style-name="P2">NoseBleed shuffles library</text:p>
      <text:p text:style-name="P2">wox2 (CZ) plays Rebuild from Hand</text:p>
      <text:p text:style-name="P2">NoseBleed shuffles library</text:p>
      <text:p text:style-name="P2">wox2 (CZ) puts Rebuild to Graveyard from Play</text:p>
      <text:p text:style-name="P2">wox2 (CZ) draws a card</text:p>
      <text:p text:style-name="P1">&lt;NoseBleed&gt; Ok</text:p>
      <text:p text:style-name="P2">It is now turn 9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Tropical Island from Hand</text:p>
      <text:p text:style-name="P1">&lt;wox2 (CZ)&gt; Thinking</text:p>
      <text:p text:style-name="P2">wox2 (CZ) taps Tropical Island</text:p>
      <text:p text:style-name="P2">wox2 (CZ) taps Mox Jet</text:p>
      <text:p text:style-name="P2">wox2 (CZ) taps Underground Sea</text:p>
      <text:p text:style-name="P2">wox2 (CZ) taps Tropical Island</text:p>
      <text:p text:style-name="P2">wox2 (CZ) taps Island</text:p>
      <text:p text:style-name="P2">wox2 (CZ) plays Gush from Hand</text:p>
      <text:p text:style-name="P1">&lt;NoseBleed&gt; Ok</text:p>
      <text:p text:style-name="P2">wox2 (CZ) draws a card</text:p>
      <text:p text:style-name="P2">wox2 (CZ) draws a card</text:p>
      <text:p text:style-name="P2">wox2 (CZ) puts Gush to Graveyard from Play</text:p>
      <text:p text:style-name="P2">It is now the End Phase, End Of Turn Step</text:p>
      <text:p text:style-name="P1">&lt;wox2 (CZ)&gt; End my turn</text:p>
      <text:p text:style-name="P2">It is now turn 10 (NoseBleed)</text:p>
      <text:p text:style-name="P2">It is now the Beginning Phase, Untap Step</text:p>
      <text:p text:style-name="P2">NoseBleed untaps his/her permanents</text:p>
      <text:p text:style-name="P2">It is now the Beginning Phase, Draw Step</text:p>
      <text:p text:style-name="P2">NoseBleed draws a card</text:p>
      <text:p text:style-name="P2">It is now the Precombat Main Phase</text:p>
      <text:p text:style-name="P2">NoseBleed plays Tropical Island from Hand</text:p>
      <text:p text:style-name="P2">NoseBleed taps Underground Sea</text:p>
      <text:p text:style-name="P2">NoseBleed taps Tropical Island</text:p>
      <text:p text:style-name="P2">NoseBleed plays Gush from Hand</text:p>
      <text:p text:style-name="P2">Quirion Dryad now has 2 (+1) counters.</text:p>
      <text:p text:style-name="P2">NoseBleed puts Underground Sea to Hand from Play</text:p>
      <text:p text:style-name="P1">&lt;wox2 (CZ)&gt; Ok</text:p>
      <text:p text:style-name="P2">NoseBleed puts Tropical Island to Hand from Play</text:p>
      <text:p text:style-name="P2">NoseBleed draws a card</text:p>
      <text:p text:style-name="P2">NoseBleed draws a card</text:p>
      <text:p text:style-name="P2">NoseBleed puts Gush to Graveyard from Play</text:p>
      <text:p text:style-name="P2">NoseBleed plays Underground Sea from Hand</text:p>
      <text:p text:style-name="P2">NoseBleed plays Gush from Hand</text:p>
      <text:p text:style-name="P2">NoseBleed puts Underground Sea to Hand from Play</text:p>
      <text:p text:style-name="P2">NoseBleed puts Tropical Island to Hand from Play</text:p>
      <text:p text:style-name="P2">Quirion Dryad now has 3 (+1) counters.</text:p>
      <text:p text:style-name="P1">&lt;NoseBleed&gt; Ok?</text:p>
      <text:p text:style-name="P1">&lt;wox2 (CZ)&gt; Ok</text:p>
      <text:p text:style-name="P2">NoseBleed puts Gush to Graveyard from Play</text:p>
      <text:p text:style-name="P2">NoseBleed draws a card</text:p>
      <text:p text:style-name="P2">NoseBleed draws a card</text:p>
      <text:p text:style-name="P2">NoseBleed plays Ancestral Recall from Hand</text:p>
      <text:p text:style-name="P2">Quirion Dryad now has 4 (+1) counters.</text:p>
      <text:p text:style-name="P1">&lt;NoseBleed&gt; Ok?</text:p>
      <text:p text:style-name="P1">&lt;wox2 (CZ)&gt; Thinking</text:p>
      <text:p text:style-name="P1">&lt;wox2 (CZ)&gt; Ok</text:p>
      <text:p text:style-name="P2">NoseBleed draws a card</text:p>
      <text:p text:style-name="P2">NoseBleed draws a card</text:p>
      <text:p text:style-name="P2">NoseBleed draws a card</text:p>
      <text:p text:style-name="P2">NoseBleed puts Ancestral Recall to Graveyard from Play</text:p>
      <text:p text:style-name="P2">NoseBleed plays Mox Jet from Hand</text:p>
      <text:p text:style-name="P2">NoseBleed taps Mox Jet</text:p>
      <text:p text:style-name="P2">NoseBleed untaps Mox Jet</text:p>
      <text:p text:style-name="P2">NoseBleed taps Mox Jet</text:p>
      <text:p text:style-name="P2">NoseBleed plays Quirion Dryad from Hand</text:p>
      <text:p text:style-name="P1">&lt;NoseBleed&gt; Ok?</text:p>
      <text:p text:style-name="P1">&lt;wox2 (CZ)&gt; Ok</text:p>
      <text:p text:style-name="P2">NoseBleed plays Brainstorm from Hand</text:p>
      <text:p text:style-name="P2">Quirion Dryad now has 1 (+1) counters.</text:p>
      <text:p text:style-name="P2">Quirion Dryad now has 5 (+1) counters.</text:p>
      <text:p text:style-name="P1">&lt;wox2 (CZ)&gt; Ok</text:p>
      <text:p text:style-name="P2">NoseBleed draws a card</text:p>
      <text:p text:style-name="P2">NoseBleed draws a card</text:p>
      <text:p text:style-name="P2">NoseBleed draws a card</text:p>
      <text:p text:style-name="P2">NoseBleed puts Brainstorm to Graveyard from Play</text:p>
      <text:p text:style-name="P2">NoseBleed puts a card on top of Library from Hand</text:p>
      <text:p text:style-name="P2">NoseBleed puts a card on top of Library from Hand</text:p>
      <text:p text:style-name="P2">NoseBleed rearranges cards in NoseBleed's Hand</text:p>
      <text:p text:style-name="P2">It is now the Combat Phase, Declare Attackers Step</text:p>
      <text:p text:style-name="P2">NoseBleed taps Quirion Dryad</text:p>
      <text:p text:style-name="P2">NoseBleed taps Quirion Dryad</text:p>
      <text:p text:style-name="P2">wox2 (CZ)'s life total is now 13 (-6)</text:p>
      <text:p text:style-name="P2">It is now the Postcombat Main Phase</text:p>
      <text:p text:style-name="P2">NoseBleed's life total is now 17 (-1)</text:p>
      <text:p text:style-name="P2">It is now the End Phase, End Of Turn Step</text:p>
      <text:p text:style-name="P2">It is now the End Phase, Cleanup Step</text:p>
      <text:p text:style-name="P2">NoseBleed plays Psychatog from Hand</text:p>
      <text:p text:style-name="P2">NoseBleed plays Flooded Strand from Hand</text:p>
      <text:p text:style-name="P2">NoseBleed plays Tropical Island from Hand</text:p>
      <text:p text:style-name="P2">NoseBleed puts Tropical Island to Graveyard from Play</text:p>
      <text:p text:style-name="P2">NoseBleed puts Psychatog to Graveyard from Play</text:p>
      <text:p text:style-name="P2">NoseBleed puts Flooded Strand to Graveyard from Play</text:p>
      <text:p text:style-name="P1">&lt;NoseBleed&gt; End my turn</text:p>
      <text:p text:style-name="P2">It is now turn 11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taps Island</text:p>
      <text:p text:style-name="P2">wox2 (CZ) taps Tropical Island</text:p>
      <text:p text:style-name="P2">wox2 (CZ) plays Gush from Hand</text:p>
      <text:p text:style-name="P2">wox2 (CZ) puts Tropical Island to Hand from Play</text:p>
      <text:p text:style-name="P2">wox2 (CZ) puts Island to Hand from Play</text:p>
      <text:p text:style-name="P1">&lt;NoseBleed&gt; Thinking</text:p>
      <text:p text:style-name="P1">&lt;NoseBleed&gt; Ok</text:p>
      <text:p text:style-name="P2">wox2 (CZ) draws a card</text:p>
      <text:p text:style-name="P2">wox2 (CZ) draws a card</text:p>
      <text:p text:style-name="P2">wox2 (CZ) puts Gush to Graveyard from Play</text:p>
      <text:p text:style-name="P1">&lt;wox2 (CZ)&gt; Thinking</text:p>
      <text:p text:style-name="P2">wox2 (CZ) plays Brainstorm from Hand</text:p>
      <text:p text:style-name="P1">&lt;NoseBleed&gt; Ok</text:p>
      <text:p text:style-name="P2">wox2 (CZ) draws a card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Flooded Strand from Hand</text:p>
      <text:p text:style-name="P2">wox2 (CZ) taps Mox Jet</text:p>
      <text:p text:style-name="P2">wox2 (CZ) plays Demonic Tutor from Hand</text:p>
      <text:p text:style-name="P1">&lt;NoseBleed&gt; Ok</text:p>
      <text:p text:style-name="P2">wox2 (CZ) puts Demonic Tutor to Graveyard from Play</text:p>
      <text:p text:style-name="P2">wox2 (CZ) is looking its Library...</text:p>
      <text:p text:style-name="P2">wox2 (CZ) puts card to Hand from Library</text:p>
      <text:p text:style-name="P2">wox2 (CZ) shuffles library</text:p>
      <text:p text:style-name="P2">wox2 (CZ) stops looking its Library...</text:p>
      <text:p text:style-name="P2">wox2 (CZ) plays Fastbond from Hand</text:p>
      <text:p text:style-name="P2">wox2 (CZ) taps Tropical Island</text:p>
      <text:p text:style-name="P1">&lt;NoseBleed&gt; Ok</text:p>
      <text:p text:style-name="P2">wox2 (CZ) taps Underground Sea</text:p>
      <text:p text:style-name="P2">wox2 (CZ) plays Gush from Hand</text:p>
      <text:p text:style-name="P2">wox2 (CZ) puts Underground Sea to Hand from Play</text:p>
      <text:p text:style-name="P2">wox2 (CZ) puts Tropical Island to Hand from Play</text:p>
      <text:p text:style-name="P1">&lt;NoseBleed&gt; Thinking</text:p>
      <text:p text:style-name="P2">NoseBleed plays Force of Will from Hand</text:p>
      <text:p text:style-name="P2">Quirion Dryad now has 2 (+1) counters.</text:p>
      <text:p text:style-name="P2">Quirion Dryad now has 6 (+1) counters.</text:p>
      <text:p text:style-name="P2">wox2 (CZ) puts a 0/0 Stromcount token into play</text:p>
      <text:p text:style-name="P2">NoseBleed plays Misdirection from Hand</text:p>
      <text:p text:style-name="P2">NoseBleed puts Misdirection to RFG from Play</text:p>
      <text:p text:style-name="P2">NoseBleed's life total is now 16 (-1)</text:p>
      <text:p text:style-name="P1">&lt;wox2 (CZ)&gt; Thinking</text:p>
      <text:p text:style-name="P2">It is now the End Phase, End Of Turn Step</text:p>
      <text:p text:style-name="P1">&lt;NoseBleed&gt; sorry for the phasew change</text:p>
      <text:p text:style-name="P2">Stromcount now has 5 (+5) counters.</text:p>
      <text:p text:style-name="P2">It is now the Postcombat Main Phase</text:p>
      <text:p text:style-name="P1">&lt;wox2 (CZ)&gt; Thinking</text:p>
      <text:p text:style-name="P1">&lt;NoseBleed&gt; sure</text:p>
      <text:p text:style-name="P2">wox2 (CZ) plays Misdirection from Hand</text:p>
      <text:p text:style-name="P2">wox2 (CZ) puts Thirst for Knowledge to RFG from Hand</text:p>
      <text:p text:style-name="P2">Stromcount now has 6 (+1) counters.</text:p>
      <text:p text:style-name="P2">NoseBleed plays Misdirection from Hand</text:p>
      <text:p text:style-name="P2">NoseBleed plays Brainstorm from Hand</text:p>
      <text:p text:style-name="P2">NoseBleed puts Brainstorm to RFG from Play</text:p>
      <text:p text:style-name="P1">&lt;wox2 (CZ)&gt; hmm</text:p>
      <text:p text:style-name="P1">&lt;wox2 (CZ)&gt; what do you misdirect?</text:p>
      <text:p text:style-name="P1">&lt;NoseBleed&gt; you misdi</text:p>
      <text:p text:style-name="P2">Stromcount now has 7 (+1) counters.</text:p>
      <text:p text:style-name="P1">&lt;NoseBleed&gt; your misdi</text:p>
      <text:p text:style-name="P1">&lt;wox2 (CZ)&gt; no</text:p>
      <text:p text:style-name="P1">&lt;NoseBleed&gt; whay not</text:p>
      <text:p text:style-name="P1">&lt;wox2 (CZ)&gt; it has multiple targets</text:p>
      <text:p text:style-name="P1">&lt;NoseBleed&gt; who?</text:p>
      <text:p text:style-name="P1">&lt;NoseBleed&gt; the misdirection?</text:p>
      <text:p text:style-name="P1">&lt;NoseBleed&gt; are youcrazy? :P</text:p>
      <text:p text:style-name="P1">&lt;wox2 (CZ)&gt; yeah</text:p>
      <text:p text:style-name="P1">&lt;wox2 (CZ)&gt; no</text:p>
      <text:p text:style-name="P1">&lt;NoseBleed&gt; and which multiple targets?</text:p>
      <text:p text:style-name="P1">&lt;wox2 (CZ)&gt; change the target</text:p>
      <text:p text:style-name="P1">&lt;NoseBleed&gt; it targets my fow</text:p>
      <text:p text:style-name="P1">&lt;NoseBleed&gt; yes but it target my fow</text:p>
      <text:p text:style-name="P1">&lt;wox2 (CZ)&gt; of target spell</text:p>
      <text:p text:style-name="P1">&lt;NoseBleed&gt; don t get silly</text:p>
      <text:p text:style-name="P1">&lt;wox2 (CZ)&gt; yeah</text:p>
      <text:p text:style-name="P1">&lt;NoseBleed&gt; yes but it has ONE target</text:p>
      <text:p text:style-name="P1">&lt;NoseBleed&gt; don t be silly</text:p>
      <text:p text:style-name="P1">&lt;wox2 (CZ)&gt; and choose one more target</text:p>
      <text:p text:style-name="P1">&lt;wox2 (CZ)&gt; no it has more</text:p>
      <text:p text:style-name="P1">&lt;NoseBleed&gt; yes but it s part of the spell</text:p>
      <text:p text:style-name="P1">&lt;NoseBleed&gt; oh my god</text:p>
      <text:p text:style-name="P1">&lt;wox2 (CZ)&gt; you can win this counterwar</text:p>
      <text:p text:style-name="P1">&lt;wox2 (CZ)&gt; but not in this way</text:p>
      <text:p text:style-name="P1">&lt;NoseBleed&gt; yes i can]</text:p>
      <text:p text:style-name="P1">&lt;NoseBleed&gt; why not!</text:p>
      <text:p text:style-name="P1">&lt;NoseBleed&gt; because you re inventing inexisting rulings?</text:p>
      <text:p text:style-name="P1">&lt;wox2 (CZ)&gt; hmm</text:p>
      <text:p text:style-name="P1">&lt;NoseBleed&gt; i can still</text:p>
      <text:p text:style-name="P1">&lt;NoseBleed&gt; change</text:p>
      <text:p text:style-name="P2">wox2 (CZ) puts Misdirection to Graveyard from Play</text:p>
      <text:p text:style-name="P1">&lt;NoseBleed&gt; target to my fow</text:p>
      <text:p text:style-name="P1">&lt;NoseBleed&gt; anyway</text:p>
      <text:p text:style-name="P1">&lt;NoseBleed&gt; but i can still misdirtect ytour misdi</text:p>
      <text:p text:style-name="P1">&lt;wox2 (CZ)&gt; but you have to let resolve my misdir resolve</text:p>
      <text:p text:style-name="P1">&lt;NoseBleed&gt; none</text:p>
      <text:p text:style-name="P2">wox2 (CZ) puts Gush to Graveyard from Play</text:p>
      <text:p text:style-name="P1">&lt;NoseBleed&gt; read the ruling</text:p>
      <text:p text:style-name="P1">&lt;NoseBleed&gt; about that</text:p>
      <text:p text:style-name="P2">NoseBleed puts Misdirection to Graveyard from Play</text:p>
      <text:p text:style-name="P2">NoseBleed puts Force of Will to Graveyard from Play</text:p>
      <text:p text:style-name="P1">&lt;NoseBleed&gt; it s not for the gamer itself</text:p>
      <text:p text:style-name="P2">wox2 (CZ) taps Flooded Strand</text:p>
      <text:p text:style-name="P2">wox2 (CZ) puts Flooded Strand to Graveyard from Play</text:p>
      <text:p text:style-name="P1">&lt;NoseBleed&gt; but i have to test</text:p>
      <text:p text:style-name="P2">wox2 (CZ)'s life total is now 12 (-1)</text:p>
      <text:p text:style-name="P1">&lt;NoseBleed&gt; :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2">wox2 (CZ) plays Tropical Island from Hand</text:p>
      <text:p text:style-name="P2">wox2 (CZ)'s life total is now 11 (-1)</text:p>
      <text:p text:style-name="P1">&lt;wox2 (CZ)&gt; Thinking</text:p>
      <text:p text:style-name="P2">wox2 (CZ) plays Island from Hand</text:p>
      <text:p text:style-name="P2">wox2 (CZ)'s life total is now 10 (-1)</text:p>
      <text:p text:style-name="P2">wox2 (CZ) taps Island</text:p>
      <text:p text:style-name="P2">wox2 (CZ) plays Merchant Scroll from Hand</text:p>
      <text:p text:style-name="P2">wox2 (CZ) is looking its Library...</text:p>
      <text:p text:style-name="P2">wox2 (CZ) puts Ancestral Recall into play from Library</text:p>
      <text:p text:style-name="P2">wox2 (CZ) shuffles library</text:p>
      <text:p text:style-name="P2">wox2 (CZ) stops looking its Library...</text:p>
      <text:p text:style-name="P2">wox2 (CZ) puts Merchant Scroll to Graveyard from Play</text:p>
      <text:p text:style-name="P2">wox2 (CZ) taps Tropical Island</text:p>
      <text:p text:style-name="P1">&lt;NoseBleed&gt; and the blue mana floating? :P</text:p>
      <text:p text:style-name="P1">&lt;NoseBleed&gt; ok</text:p>
      <text:p text:style-name="P2">Stromcount now has 8 (+1) counters.</text:p>
      <text:p text:style-name="P2">wox2 (CZ) draws a card</text:p>
      <text:p text:style-name="P2">wox2 (CZ) draws a card</text:p>
      <text:p text:style-name="P1">&lt;NoseBleed&gt; ok</text:p>
      <text:p text:style-name="P2">wox2 (CZ) draws a card</text:p>
      <text:p text:style-name="P2">wox2 (CZ) puts Ancestral Recall to Graveyard from Play</text:p>
      <text:p text:style-name="P1">&lt;wox2 (CZ)&gt; g2</text:p>
      <text:p text:style-name="P2">It is now turn 12 (NoseBleed)</text:p>
      <text:p text:style-name="P2">It is now the Beginning Phase, Untap Step</text:p>
      <text:p text:style-name="P1">&lt;wox2 (CZ)&gt; side</text:p>
      <text:p text:style-name="P1">&lt;Opponent is requesting a new game&gt;</text:p>
      <text:p text:style-name="P2">NoseBleed shuffles library</text:p>
      <text:p text:style-name="P1">&lt;NoseBleed&gt; I am ready.</text:p>
      <text:p text:style-name="P2">NoseBleed draws 0 cards</text:p>
      <text:p text:style-name="P2">NoseBleed shuffles library</text:p>
      <text:p text:style-name="P2">NoseBleed shuffles library</text:p>
      <text:p text:style-name="P2">NoseBleed shuffles library</text:p>
      <text:p text:style-name="P2">NoseBleed shuffles library</text:p>
      <text:p text:style-name="P2">NoseBleed shuffles library</text:p>
      <text:p text:style-name="P2">shuffles library</text:p>
      <text:p text:style-name="P2">NoseBleed shuffles library</text:p>
      <text:p text:style-name="P2">NoseBleed shuffles library</text:p>
      <text:p text:style-name="P2">NoseBleed shuffles library</text:p>
      <text:p text:style-name="P2">NoseBleed shuffles library</text:p>
      <text:p text:style-name="P2">NoseBleed shuffles library</text:p>
      <text:p text:style-name="P2">NoseBleed shuffles library</text:p>
      <text:p text:style-name="P2">NoseBleed shuffles library</text:p>
      <text:p text:style-name="P2">wox2 (CZ) shuffles library</text:p>
      <text:p text:style-name="P1">&lt;wox2 (CZ)&gt; I am ready.</text:p>
      <text:p text:style-name="P2">wox2 (CZ) draws 0 cards</text:p>
      <text:p text:style-name="P2">NoseBleed shuffles library</text:p>
      <text:p text:style-name="P2">NoseBleed shuffles library</text:p>
      <text:p text:style-name="P2">NoseBleed shuffles library</text:p>
      <text:p text:style-name="P1">&lt;-------- New Game Started --------&gt;</text:p>
      <text:p text:style-name="P2">NoseBleed's Security Code: 655FE4FA/sb [???]</text:p>
      <text:p text:style-name="P2">wox2 (CZ)'s Security Code: A58FD78A [Type 1.5]</text:p>
      <text:p text:style-name="P2">It is now turn 1 (wox2 (CZ))</text:p>
      <text:p text:style-name="P2">It is now the Beginning Phase, Untap Step</text:p>
      <text:p text:style-name="P2">wox2 (CZ) shuffles library</text:p>
      <text:p text:style-name="P2">It is now turn 2 (NoseBleed)</text:p>
      <text:p text:style-name="P2">It is now the Beginning Phase, Untap Step</text:p>
      <text:p text:style-name="P2">NoseBleed shuffles library</text:p>
      <text:p text:style-name="P2">wox2 (CZ) shuffles library</text:p>
      <text:p text:style-name="P2">It is now turn 3 (wox2 (CZ))</text:p>
      <text:p text:style-name="P2">It is now the Beginning Phase, Untap Step</text:p>
      <text:p text:style-name="P2">NoseBleed shuffles library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2">wox2 (CZ) shuffles library</text:p>
      <text:p text:style-name="P2">NoseBleed draws 7 cards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wox2 (CZ)&gt; kp</text:p>
      <text:p text:style-name="P1">&lt;NoseBleed&gt; kp</text:p>
      <text:p text:style-name="P2">wox2 (CZ) plays Tropical Island from Hand</text:p>
      <text:p text:style-name="P2">It is now the End Phase, End Of Turn Step</text:p>
      <text:p text:style-name="P1">&lt;wox2 (CZ)&gt; End my turn</text:p>
      <text:p text:style-name="P2">It is now turn 4 (NoseBleed)</text:p>
      <text:p text:style-name="P2">It is now the Beginning Phase, Untap Step</text:p>
      <text:p text:style-name="P2">It is now the Beginning Phase, Draw Step</text:p>
      <text:p text:style-name="P2">NoseBleed draws a card</text:p>
      <text:p text:style-name="P2">It is now the Precombat Main Phase</text:p>
      <text:p text:style-name="P2">NoseBleed plays Underground Sea from Hand</text:p>
      <text:p text:style-name="P2">NoseBleed plays Mox Jet from Hand</text:p>
      <text:p text:style-name="P1">&lt;NoseBleed&gt; Ok?</text:p>
      <text:p text:style-name="P1">&lt;wox2 (CZ)&gt; Ok</text:p>
      <text:p text:style-name="P2">NoseBleed taps Mox Jet</text:p>
      <text:p text:style-name="P2">NoseBleed taps Underground Sea</text:p>
      <text:p text:style-name="P2">NoseBleed plays Merchant Scroll from Hand</text:p>
      <text:p text:style-name="P1">&lt;NoseBleed&gt; Ok?</text:p>
      <text:p text:style-name="P1">&lt;wox2 (CZ)&gt; Ok</text:p>
      <text:p text:style-name="P2">NoseBleed is looking its Library...</text:p>
      <text:p text:style-name="P2">NoseBleed puts Ancestral Recall into play from Library</text:p>
      <text:p text:style-name="P2">NoseBleed shuffles library</text:p>
      <text:p text:style-name="P2">NoseBleed stops looking its Library...</text:p>
      <text:p text:style-name="P2">NoseBleed puts Ancestral Recall to Hand from Play</text:p>
      <text:p text:style-name="P2">NoseBleed puts Merchant Scroll to Graveyard from Play</text:p>
      <text:p text:style-name="P1">&lt;NoseBleed&gt; End my turn</text:p>
      <text:p text:style-name="P2">It is now turn 5 (wox2 (CZ))</text:p>
      <text:p text:style-name="P2">It is now the Beginning Phase, Untap Step</text:p>
      <text:p text:style-name="P2">It is now the Beginning Phase, Draw Step</text:p>
      <text:p text:style-name="P2">NoseBleed shuffles library</text:p>
      <text:p text:style-name="P2">wox2 (CZ) draws a card</text:p>
      <text:p text:style-name="P2">It is now the Precombat Main Phase</text:p>
      <text:p text:style-name="P2">NoseBleed shuffles library</text:p>
      <text:p text:style-name="P2">wox2 (CZ) plays Polluted Delta from Hand</text:p>
      <text:p text:style-name="P2">wox2 (CZ) taps Polluted Delta</text:p>
      <text:p text:style-name="P2">wox2 (CZ) puts Polluted Delta to Graveyard from Play</text:p>
      <text:p text:style-name="P2">wox2 (CZ)'s life total is now 19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2">wox2 (CZ) taps Tropical Island</text:p>
      <text:p text:style-name="P2">wox2 (CZ) taps Underground Sea</text:p>
      <text:p text:style-name="P2">wox2 (CZ) plays Time Walk from Hand</text:p>
      <text:p text:style-name="P1">&lt;NoseBleed&gt; Ok</text:p>
      <text:p text:style-name="P2">wox2 (CZ) puts Time Walk to Graveyard from Play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wox2 (CZ) taps Tropical Island</text:p>
      <text:p text:style-name="P2">wox2 (CZ) taps Underground Sea</text:p>
      <text:p text:style-name="P2">wox2 (CZ) plays Merchant Scroll from Hand</text:p>
      <text:p text:style-name="P1">&lt;NoseBleed&gt; Ok</text:p>
      <text:p text:style-name="P2">wox2 (CZ) puts Merchant Scroll to Graveyard from Play</text:p>
      <text:p text:style-name="P2">wox2 (CZ) is looking its Library...</text:p>
      <text:p text:style-name="P2">wox2 (CZ) puts Misdirection into play from Library</text:p>
      <text:p text:style-name="P2">wox2 (CZ) shuffles library</text:p>
      <text:p text:style-name="P2">wox2 (CZ) stops looking its Library...</text:p>
      <text:p text:style-name="P2">wox2 (CZ) puts Misdirection to Hand from Play</text:p>
      <text:p text:style-name="P2">It is now the End Phase, End Of Turn Step</text:p>
      <text:p text:style-name="P1">&lt;wox2 (CZ)&gt; End my turn</text:p>
      <text:p text:style-name="P2">It is now turn 6 (NoseBleed)</text:p>
      <text:p text:style-name="P2">It is now the Beginning Phase, Untap Step</text:p>
      <text:p text:style-name="P2">NoseBleed untaps his/her permanents</text:p>
      <text:p text:style-name="P2">It is now the Beginning Phase, Draw Step</text:p>
      <text:p text:style-name="P2">NoseBleed draws a card</text:p>
      <text:p text:style-name="P2">It is now the Precombat Main Phase</text:p>
      <text:p text:style-name="P2">NoseBleed plays Polluted Delta from Hand</text:p>
      <text:p text:style-name="P2">NoseBleed puts Polluted Delta to Graveyard from Play</text:p>
      <text:p text:style-name="P2">NoseBleed's life total is now 19 (-1)</text:p>
      <text:p text:style-name="P2">NoseBleed is looking its Library...</text:p>
      <text:p text:style-name="P2">NoseBleed puts Tropical Island into play from Library</text:p>
      <text:p text:style-name="P2">NoseBleed shuffles library</text:p>
      <text:p text:style-name="P2">NoseBleed stops looking its Library...</text:p>
      <text:p text:style-name="P2">NoseBleed taps Tropical Island</text:p>
      <text:p text:style-name="P2">NoseBleed taps Mox Jet</text:p>
      <text:p text:style-name="P2">NoseBleed plays Quirion Dryad from Hand</text:p>
      <text:p text:style-name="P1">&lt;NoseBleed&gt; Ok?</text:p>
      <text:p text:style-name="P1">&lt;wox2 (CZ)&gt; Ok</text:p>
      <text:p text:style-name="P1">&lt;NoseBleed&gt; End my turn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Flooded Strand from Hand</text:p>
      <text:p text:style-name="P2">wox2 (CZ) plays Mox Emerald from Hand</text:p>
      <text:p text:style-name="P2">It is now the Postcombat Main Phase</text:p>
      <text:p text:style-name="P2">It is now the End Phase, End Of Turn Step</text:p>
      <text:p text:style-name="P1">&lt;wox2 (CZ)&gt; End my turn</text:p>
      <text:p text:style-name="P2">It is now turn 8 (NoseBleed)</text:p>
      <text:p text:style-name="P2">It is now the Beginning Phase, Untap Step</text:p>
      <text:p text:style-name="P2">NoseBleed untaps his/her permanents</text:p>
      <text:p text:style-name="P2">It is now the Beginning Phase, Draw Step</text:p>
      <text:p text:style-name="P2">NoseBleed draws a card</text:p>
      <text:p text:style-name="P2">It is now the Precombat Main Phase</text:p>
      <text:p text:style-name="P2">NoseBleed taps Tropical Island</text:p>
      <text:p text:style-name="P2">NoseBleed plays Fastbond from Hand</text:p>
      <text:p text:style-name="P1">&lt;NoseBleed&gt; Ok?</text:p>
      <text:p text:style-name="P1">&lt;wox2 (CZ)&gt; Thinking</text:p>
      <text:p text:style-name="P1">&lt;wox2 (CZ)&gt; Ok</text:p>
      <text:p text:style-name="P2">It is now the Combat Phase, Declare Attackers Step</text:p>
      <text:p text:style-name="P2">NoseBleed taps Quirion Dryad</text:p>
      <text:p text:style-name="P2">NoseBleed taps Quirion Dryad</text:p>
      <text:p text:style-name="P2">wox2 (CZ)'s life total is now 18 (-1)</text:p>
      <text:p text:style-name="P2">It is now the Postcombat Main Phase</text:p>
      <text:p text:style-name="P1">&lt;NoseBleed&gt; End my turn</text:p>
      <text:p text:style-name="P1">&lt;wox2 (CZ)&gt; Thinking</text:p>
      <text:p text:style-name="P2">It is now turn 9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taps Underground Sea</text:p>
      <text:p text:style-name="P2">wox2 (CZ) taps Mox Emerald</text:p>
      <text:p text:style-name="P2">wox2 (CZ) plays Merchant Scroll from Hand</text:p>
      <text:p text:style-name="P1">&lt;NoseBleed&gt; Thinking</text:p>
      <text:p text:style-name="P2">NoseBleed taps Underground Sea</text:p>
      <text:p text:style-name="P2">NoseBleed plays Ancestral Recall from Hand</text:p>
      <text:p text:style-name="P2">wox2 (CZ) taps Flooded Strand</text:p>
      <text:p text:style-name="P2">wox2 (CZ) untaps Flooded Strand</text:p>
      <text:p text:style-name="P2">Quirion Dryad now has 1 (+1) counters.</text:p>
      <text:p text:style-name="P2">wox2 (CZ) taps Tropical Island</text:p>
      <text:p text:style-name="P2">wox2 (CZ) plays Gush from Hand</text:p>
      <text:p text:style-name="P2">wox2 (CZ) puts Underground Sea to Hand from Play</text:p>
      <text:p text:style-name="P2">wox2 (CZ) puts Tropical Island to Hand from Play</text:p>
      <text:p text:style-name="P1">&lt;NoseBleed&gt; Ok</text:p>
      <text:p text:style-name="P2">wox2 (CZ) draws a card</text:p>
      <text:p text:style-name="P2">wox2 (CZ) draws a card</text:p>
      <text:p text:style-name="P2">wox2 (CZ) puts Gush to Graveyard from Play</text:p>
      <text:p text:style-name="P2">wox2 (CZ) plays Misdirection from Hand</text:p>
      <text:p text:style-name="P2">wox2 (CZ) puts Echoing Truth to RFG from Hand</text:p>
      <text:p text:style-name="P2">NoseBleed plays Force of Will from Hand</text:p>
      <text:p text:style-name="P2">Quirion Dryad now has 2 (+1) counters.</text:p>
      <text:p text:style-name="P2">NoseBleed plays Stifle from Hand</text:p>
      <text:p text:style-name="P2">NoseBleed puts Stifle to RFG from Play</text:p>
      <text:p text:style-name="P2">wox2 (CZ) taps Flooded Strand</text:p>
      <text:p text:style-name="P2">wox2 (CZ) puts Flooded Strand to Graveyard from Play</text:p>
      <text:p text:style-name="P2">wox2 (CZ)'s life total is now 17 (-1)</text:p>
      <text:p text:style-name="P2">wox2 (CZ) is looking its Library...</text:p>
      <text:p text:style-name="P2">wox2 (CZ) puts Tropical Island into play from Library</text:p>
      <text:p text:style-name="P2">wox2 (CZ) shuffles library</text:p>
      <text:p text:style-name="P2">wox2 (CZ) stops looking its Library...</text:p>
      <text:p text:style-name="P2">wox2 (CZ) taps Tropical Island</text:p>
      <text:p text:style-name="P2">wox2 (CZ) plays Mana Drain from Hand</text:p>
      <text:p text:style-name="P1">&lt;NoseBleed&gt; you nneed another blue</text:p>
      <text:p text:style-name="P1">&lt;wox2 (CZ)&gt; blue was floating</text:p>
      <text:p text:style-name="P1">&lt;NoseBleed&gt; ok</text:p>
      <text:p text:style-name="P2">NoseBleed puts Force of Will to Graveyard from Play</text:p>
      <text:p text:style-name="P2">NoseBleed puts Ancestral Recall to Graveyard from Play</text:p>
      <text:p text:style-name="P2">Mana Drain now has 5 (+5) counters.</text:p>
      <text:p text:style-name="P2">wox2 (CZ) duplicates Mana Drain</text:p>
      <text:p text:style-name="P1">&lt;NoseBleed&gt; misdi resolve</text:p>
      <text:p text:style-name="P2">wox2 (CZ) puts Mana Drain to Graveyard from Play</text:p>
      <text:p text:style-name="P2">wox2 (CZ) puts Misdirection to Graveyard from Play</text:p>
      <text:p text:style-name="P2">wox2 (CZ) draws a card</text:p>
      <text:p text:style-name="P2">wox2 (CZ) draws a card</text:p>
      <text:p text:style-name="P2">wox2 (CZ) draws a card</text:p>
      <text:p text:style-name="P2">wox2 (CZ) puts Merchant Scroll to Graveyard from Play</text:p>
      <text:p text:style-name="P2">wox2 (CZ) is looking its Library...</text:p>
      <text:p text:style-name="P2">wox2 (CZ) puts Gifts Ungiven into play from Library</text:p>
      <text:p text:style-name="P2">wox2 (CZ) shuffles library</text:p>
      <text:p text:style-name="P2">wox2 (CZ) stops looking its Library...</text:p>
      <text:p text:style-name="P2">wox2 (CZ) puts Gifts Ungiven to Hand from Play</text:p>
      <text:p text:style-name="P2">It is now the Postcombat Main Phase</text:p>
      <text:p text:style-name="P2">wox2 (CZ) destroys <text:s/>duplicated Mana Drain</text:p>
      <text:p text:style-name="P2">wox2 (CZ) taps Flooded Strand</text:p>
      <text:p text:style-name="P2">wox2 (CZ) puts Flooded Strand to Graveyard from Play</text:p>
      <text:p text:style-name="P2">wox2 (CZ)'s life total is now 16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2">wox2 (CZ) taps Underground Sea</text:p>
      <text:p text:style-name="P2">wox2 (CZ) plays Gifts Ungiven from Hand</text:p>
      <text:p text:style-name="P1">&lt;NoseBleed&gt; Ok</text:p>
      <text:p text:style-name="P2">wox2 (CZ) is looking its Library...</text:p>
      <text:p text:style-name="P2">wox2 (CZ) puts Fastbond into play from Library</text:p>
      <text:p text:style-name="P2">wox2 (CZ) puts Demonic Tutor into play from Library</text:p>
      <text:p text:style-name="P2">wox2 (CZ) puts Vampiric Tutor into play from Library</text:p>
      <text:p text:style-name="P2">wox2 (CZ) puts Imperial Seal into play from Library</text:p>
      <text:p text:style-name="P2">wox2 (CZ) shuffles library</text:p>
      <text:p text:style-name="P2">wox2 (CZ) stops looking its Library...</text:p>
      <text:p text:style-name="P2">NoseBleed is now the controller of Imperial Seal</text:p>
      <text:p text:style-name="P2">NoseBleed is now the controller of Fastbond</text:p>
      <text:p text:style-name="P2">NoseBleed is now the controller of Demonic Tutor</text:p>
      <text:p text:style-name="P2">NoseBleed is now the controller of Vampiric Tutor</text:p>
      <text:p text:style-name="P2">wox2 (CZ) is now the controller of Demonic Tutor</text:p>
      <text:p text:style-name="P2">wox2 (CZ) is now the controller of Imperial Seal</text:p>
      <text:p text:style-name="P2">NoseBleed puts Vampiric Tutor to Graveyard from Play</text:p>
      <text:p text:style-name="P2">wox2 (CZ) puts Imperial Seal to Hand from Play</text:p>
      <text:p text:style-name="P2">wox2 (CZ) puts Demonic Tutor to Hand from Play</text:p>
      <text:p text:style-name="P2">NoseBleed puts Fastbond to Graveyard from Play</text:p>
      <text:p text:style-name="P2">wox2 (CZ) puts Gifts Ungiven to Graveyard from Play</text:p>
      <text:p text:style-name="P2">wox2 (CZ)'s life total is now 14 (-2)</text:p>
      <text:p text:style-name="P2">It is now the End Phase, End Of Turn Step</text:p>
      <text:p text:style-name="P1">&lt;wox2 (CZ)&gt; Thinking</text:p>
      <text:p text:style-name="P2">wox2 (CZ) puts Library of Alexandria to Graveyard from Hand</text:p>
      <text:p text:style-name="P2">wox2 (CZ) puts Duress to Graveyard from Hand</text:p>
      <text:p text:style-name="P1">&lt;wox2 (CZ)&gt; End my turn</text:p>
      <text:p text:style-name="P2">It is now turn 10 (NoseBleed)</text:p>
      <text:p text:style-name="P2">It is now the Beginning Phase, Untap Step</text:p>
      <text:p text:style-name="P2">NoseBleed untaps his/her permanents</text:p>
      <text:p text:style-name="P2">It is now the Beginning Phase, Draw Step</text:p>
      <text:p text:style-name="P2">NoseBleed draws a card</text:p>
      <text:p text:style-name="P2">It is now the Precombat Main Phase</text:p>
      <text:p text:style-name="P1">&lt;NoseBleed&gt; Thinking</text:p>
      <text:p text:style-name="P2">NoseBleed taps Tropical Island</text:p>
      <text:p text:style-name="P2">NoseBleed taps Mox Jet</text:p>
      <text:p text:style-name="P2">NoseBleed plays Regrowth from Hand</text:p>
      <text:p text:style-name="P1">&lt;NoseBleed&gt; Ok?</text:p>
      <text:p text:style-name="P2">NoseBleed puts Ancestral Recall into play from Graveyard</text:p>
      <text:p text:style-name="P1">&lt;wox2 (CZ)&gt; ok</text:p>
      <text:p text:style-name="P2">NoseBleed puts Regrowth to Graveyard from Play</text:p>
      <text:p text:style-name="P2">NoseBleed puts Ancestral Recall to Hand from Play</text:p>
      <text:p text:style-name="P2">NoseBleed taps Underground Sea</text:p>
      <text:p text:style-name="P2">NoseBleed plays Ancestral Recall from Hand</text:p>
      <text:p text:style-name="P2">Quirion Dryad now has 3 (+1) counters.</text:p>
      <text:p text:style-name="P2">wox2 (CZ) plays Misdirection from Hand</text:p>
      <text:p text:style-name="P1">&lt;NoseBleed&gt; Ok?</text:p>
      <text:p text:style-name="P2">wox2 (CZ) puts Force of Will to RFG from Hand</text:p>
      <text:p text:style-name="P1">&lt;NoseBleed&gt; :P</text:p>
      <text:p text:style-name="P1">&lt;NoseBleed&gt; you re god in this game :P</text:p>
      <text:p text:style-name="P1">&lt;NoseBleed&gt; it s yours</text:p>
      <text:p text:style-name="P1">&lt;NoseBleed&gt; have to go to dinner</text:p>
      <text:p text:style-name="P1">&lt;wox2 (CZ)&gt; ok</text:p>
      <text:p text:style-name="P1">&lt;NoseBleed&gt; thnks for playing</text:p>
      <text:p text:style-name="P1">&lt;System&gt; Player Lost</text:p>
      <text:p text:style-name="P1">&lt;System&gt; Session Lost</text:p>
      <text:p text:style-name="P1">&lt;System&gt; Disconnected</text:p>
      <text:p text:style-name="P1">&lt;Opponent is requesting a new game&gt;</text:p>
      <text:p text:style-name="P2">wox2 (CZ) shuffles library</text:p>
      <text:p text:style-name="P1">&lt;wox2 (CZ)&gt; I am ready.</text:p>
      <text:p text:style-name="P2">wox2 (CZ) draws 0 cards</text:p>
      <text:p text:style-name="P2">madlogan shuffles library</text:p>
      <text:p text:style-name="P1">&lt;madlogan&gt; I am ready.</text:p>
      <text:p text:style-name="P2">madlogan draws 0 cards</text:p>
      <text:p text:style-name="P1">&lt;-------- New Game Started --------&gt;</text:p>
      <text:p text:style-name="P2">wox2 (CZ)'s Security Code: A58FD78A [Type 1.5]</text:p>
      <text:p text:style-name="P2">madlogan's Security Code: 30C7DF07 [???]</text:p>
      <text:p text:style-name="P2">It is now turn 1 (wox2 (CZ))</text:p>
      <text:p text:style-name="P2">It is now the Beginning Phase, Untap Step</text:p>
      <text:p text:style-name="P1">&lt;wox2 (CZ)&gt; hi</text:p>
      <text:p text:style-name="P2">wox2 (CZ) shuffles library</text:p>
      <text:p text:style-name="P2">wox2 (CZ) shuffles library</text:p>
      <text:p text:style-name="P1">&lt;madlogan&gt; hi</text:p>
      <text:p text:style-name="P2">wox2 (CZ) rolled a 3, using a 20 sided die</text:p>
      <text:p text:style-name="P2">madlogan shuffles library</text:p>
      <text:p text:style-name="P2">wox2 (CZ) shuffles library</text:p>
      <text:p text:style-name="P2">madlogan shuffles library</text:p>
      <text:p text:style-name="P2">wox2 (CZ) shuffles library</text:p>
      <text:p text:style-name="P2">madlogan rolled a 8, using a 20 sided die</text:p>
      <text:p text:style-name="P2">It is now turn 2 (madlogan)</text:p>
      <text:p text:style-name="P2">It is now the Beginning Phase, Untap Step</text:p>
      <text:p text:style-name="P1">&lt;madlogan&gt; ip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2">madlogan shuffles library</text:p>
      <text:p text:style-name="P2">wox2 (CZ) shuffles library</text:p>
      <text:p text:style-name="P2">madlogan shuffles library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wox2 (CZ) draws a card</text:p>
      <text:p text:style-name="P2">madlogan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madlogan draws a card</text:p>
      <text:p text:style-name="P2">madlogan draws a card</text:p>
      <text:p text:style-name="P2">madlogan draws a card</text:p>
      <text:p text:style-name="P2">madlogan draws a card</text:p>
      <text:p text:style-name="P1">&lt;madlogan&gt; Thinking</text:p>
      <text:p text:style-name="P1">&lt;madlogan&gt; kp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shuffles library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wox2 (CZ)&gt; kp</text:p>
      <text:p text:style-name="P2">madlogan plays Underground Sea from Hand</text:p>
      <text:p text:style-name="P2">madlogan plays Mox Emerald from Hand</text:p>
      <text:p text:style-name="P2">It is now the End Phase, Cleanup Step</text:p>
      <text:p text:style-name="P1">&lt;madlogan&gt; End my turn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wox2 (CZ) taps Underground Sea</text:p>
      <text:p text:style-name="P2">wox2 (CZ) plays Duress from Hand</text:p>
      <text:p text:style-name="P1">&lt;madlogan&gt; Thinking</text:p>
      <text:p text:style-name="P1">&lt;madlogan&gt; reasp</text:p>
      <text:p text:style-name="P2">madlogan taps Underground Sea</text:p>
      <text:p text:style-name="P2">madlogan plays Vampiric Tutor from Hand</text:p>
      <text:p text:style-name="P1">&lt;wox2 (CZ)&gt; Ok</text:p>
      <text:p text:style-name="P2">madlogan's life total is now 18 (-2)</text:p>
      <text:p text:style-name="P2">madlogan is looking its Library...</text:p>
      <text:p text:style-name="P2">madlogan plays a facedown card from Library</text:p>
      <text:p text:style-name="P2">madlogan shuffles library</text:p>
      <text:p text:style-name="P2">madlogan stops looking its Library...</text:p>
      <text:p text:style-name="P2">madlogan puts a facedown card on top of Library from Play</text:p>
      <text:p text:style-name="P2">madlogan puts Vampiric Tutor to Graveyard from Play</text:p>
      <text:p text:style-name="P2">madlogan plays Volcanic Island from Hand</text:p>
      <text:p text:style-name="P2">madlogan plays Windfall from Hand</text:p>
      <text:p text:style-name="P2">madlogan plays Mystical Tutor from Hand</text:p>
      <text:p text:style-name="P2">madlogan plays Force of Will from Hand</text:p>
      <text:p text:style-name="P1">&lt;wox2 (CZ)&gt; Thinking</text:p>
      <text:p text:style-name="P1">&lt;wox2 (CZ)&gt; force</text:p>
      <text:p text:style-name="P2">madlogan puts Force of Will to Graveyard from Play</text:p>
      <text:p text:style-name="P2">wox2 (CZ) puts Duress to Graveyard from Play</text:p>
      <text:p text:style-name="P2">It is now the End Phase, End Of Turn Step</text:p>
      <text:p text:style-name="P2">madlogan puts Mystical Tutor to Hand from Play</text:p>
      <text:p text:style-name="P2">madlogan puts Windfall to Hand from Play</text:p>
      <text:p text:style-name="P1">&lt;wox2 (CZ)&gt; End my turn</text:p>
      <text:p text:style-name="P2">madlogan puts Volcanic Island to Hand from Play</text:p>
      <text:p text:style-name="P2">It is now turn 4 (madlogan)</text:p>
      <text:p text:style-name="P2">It is now the Beginning Phase, Untap Step</text:p>
      <text:p text:style-name="P2">madlogan untaps his/her permanents</text:p>
      <text:p text:style-name="P2">It is now the Beginning Phase, Upkeep Step</text:p>
      <text:p text:style-name="P2">It is now the Beginning Phase, Draw Step</text:p>
      <text:p text:style-name="P2">madlogan draws a card</text:p>
      <text:p text:style-name="P2">It is now the Precombat Main Phase</text:p>
      <text:p text:style-name="P2">madlogan plays Volcanic Island from Hand</text:p>
      <text:p text:style-name="P2">madlogan taps Volcanic Island</text:p>
      <text:p text:style-name="P2">madlogan plays Ancestral Recall from Hand</text:p>
      <text:p text:style-name="P1">&lt;wox2 (CZ)&gt; Ok</text:p>
      <text:p text:style-name="P2">madlogan draws a card</text:p>
      <text:p text:style-name="P2">madlogan draws a card</text:p>
      <text:p text:style-name="P2">madlogan draws a card</text:p>
      <text:p text:style-name="P2">madlogan puts Ancestral Recall to Graveyard from Play</text:p>
      <text:p text:style-name="P2">madlogan taps Underground Sea</text:p>
      <text:p text:style-name="P2">madlogan plays Duress from Hand</text:p>
      <text:p text:style-name="P2">wox2 (CZ) reveals a Time Walk</text:p>
      <text:p text:style-name="P2">wox2 (CZ) reveals a Ancestral Recall</text:p>
      <text:p text:style-name="P2">wox2 (CZ) reveals a Yawgmoth's Will</text:p>
      <text:p text:style-name="P2">wox2 (CZ) reveals a Merchant Scroll</text:p>
      <text:p text:style-name="P2">wox2 (CZ) reveals a Tropical Island</text:p>
      <text:p text:style-name="P1">&lt;madlogan&gt; ancestral</text:p>
      <text:p text:style-name="P2">wox2 (CZ) puts Ancestral Recall to Graveyard from Hand</text:p>
      <text:p text:style-name="P1">&lt;madlogan&gt; End my turn</text:p>
      <text:p text:style-name="P2">It is now turn 5 (wox2 (CZ))</text:p>
      <text:p text:style-name="P2">It is now the Beginning Phase, Untap Step</text:p>
      <text:p text:style-name="P2">madlogan puts Duress to Graveyard from Play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Tropical Island from Hand</text:p>
      <text:p text:style-name="P1">&lt;wox2 (CZ)&gt; Thinking</text:p>
      <text:p text:style-name="P2">wox2 (CZ) taps Tropical Island</text:p>
      <text:p text:style-name="P2">wox2 (CZ) taps Underground Sea</text:p>
      <text:p text:style-name="P2">wox2 (CZ) plays Time Walk from Hand</text:p>
      <text:p text:style-name="P2">wox2 (CZ) puts Time Walk to Graveyard from Play</text:p>
      <text:p text:style-name="P1">&lt;madlogan&gt; Ok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Merchant Scroll from Hand</text:p>
      <text:p text:style-name="P2">wox2 (CZ) taps Tropical Island</text:p>
      <text:p text:style-name="P2">wox2 (CZ) taps Underground Sea</text:p>
      <text:p text:style-name="P1">&lt;madlogan&gt; Ok</text:p>
      <text:p text:style-name="P2">wox2 (CZ) puts Merchant Scroll to Graveyard from Play</text:p>
      <text:p text:style-name="P2">wox2 (CZ) is looking its Library...</text:p>
      <text:p text:style-name="P2">wox2 (CZ) puts Force of Will into play from Library</text:p>
      <text:p text:style-name="P2">wox2 (CZ) puts Force of Will to Hand from Play</text:p>
      <text:p text:style-name="P2">wox2 (CZ) plays Tropical Island from Hand</text:p>
      <text:p text:style-name="P2">wox2 (CZ) shuffles library</text:p>
      <text:p text:style-name="P2">wox2 (CZ) stops looking its Library...</text:p>
      <text:p text:style-name="P2">It is now the End Phase, End Of Turn Step</text:p>
      <text:p text:style-name="P1">&lt;wox2 (CZ)&gt; End my turn</text:p>
      <text:p text:style-name="P2">It is now turn 6 (madlogan)</text:p>
      <text:p text:style-name="P2">It is now the Beginning Phase, Untap Step</text:p>
      <text:p text:style-name="P2">madlogan untaps his/her permanents</text:p>
      <text:p text:style-name="P2">It is now the Beginning Phase, Upkeep Step</text:p>
      <text:p text:style-name="P2">It is now the Beginning Phase, Draw Step</text:p>
      <text:p text:style-name="P2">madlogan draws a card</text:p>
      <text:p text:style-name="P2">It is now the Precombat Main Phase</text:p>
      <text:p text:style-name="P2">madlogan plays Flooded Strand from Hand</text:p>
      <text:p text:style-name="P1">&lt;madlogan&gt; Thinking</text:p>
      <text:p text:style-name="P2">madlogan taps Mox Emerald</text:p>
      <text:p text:style-name="P2">madlogan taps Underground Sea</text:p>
      <text:p text:style-name="P2">madlogan taps Volcanic Island</text:p>
      <text:p text:style-name="P2">madlogan plays Windfall from Hand</text:p>
      <text:p text:style-name="P1">&lt;madlogan&gt; Ok?</text:p>
      <text:p text:style-name="P1">&lt;wox2 (CZ)&gt; Ok</text:p>
      <text:p text:style-name="P2">wox2 (CZ) puts Yawgmoth's Will to Graveyard from Hand</text:p>
      <text:p text:style-name="P2">wox2 (CZ) puts Polluted Delta to Graveyard from Hand</text:p>
      <text:p text:style-name="P2">wox2 (CZ) puts Force of Will to Graveyard from Hand</text:p>
      <text:p text:style-name="P2">madlogan puts Cabal Ritual to Graveyard from Hand</text:p>
      <text:p text:style-name="P2">madlogan puts Polluted Delta to Graveyard from Hand</text:p>
      <text:p text:style-name="P2">madlogan puts Mystical Tutor to Graveyard from Han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madlogan puts Windfall to Graveyard from Play</text:p>
      <text:p text:style-name="P2">madlogan plays Mox Ruby from Hand</text:p>
      <text:p text:style-name="P2">madlogan taps Flooded Strand</text:p>
      <text:p text:style-name="P2">madlogan's life total is now 17 (-1)</text:p>
      <text:p text:style-name="P1">&lt;madlogan&gt; Ok?</text:p>
      <text:p text:style-name="P1">&lt;wox2 (CZ)&gt; Ok</text:p>
      <text:p text:style-name="P2">madlogan puts Flooded Strand to Graveyard from Play</text:p>
      <text:p text:style-name="P2">madlogan is looking its Library...</text:p>
      <text:p text:style-name="P2">madlogan puts Underground Sea into play from Library</text:p>
      <text:p text:style-name="P2">madlogan shuffles library</text:p>
      <text:p text:style-name="P2">madlogan stops looking its Library...</text:p>
      <text:p text:style-name="P2">madlogan taps Underground Sea</text:p>
      <text:p text:style-name="P2">madlogan plays Dark Ritual from Hand</text:p>
      <text:p text:style-name="P1">&lt;madlogan&gt; Ok?</text:p>
      <text:p text:style-name="P1">&lt;wox2 (CZ)&gt; Ok</text:p>
      <text:p text:style-name="P2">madlogan taps Mox Ruby</text:p>
      <text:p text:style-name="P2">madlogan plays Wheel of Fortune from Hand</text:p>
      <text:p text:style-name="P1">&lt;madlogan&gt; Ok?</text:p>
      <text:p text:style-name="P2">wox2 (CZ) taps Tropical Island</text:p>
      <text:p text:style-name="P2">wox2 (CZ) plays Brainstorm from Hand</text:p>
      <text:p text:style-name="P2">wox2 (CZ) draws a card</text:p>
      <text:p text:style-name="P2">wox2 (CZ) draws a card</text:p>
      <text:p text:style-name="P2">wox2 (CZ) draws a card</text:p>
      <text:p text:style-name="P2">madlogan puts Dark Ritual to Graveyard from Play</text:p>
      <text:p text:style-name="P2">wox2 (CZ) puts a card on top of Library from Hand</text:p>
      <text:p text:style-name="P2">wox2 (CZ) puts a card on top of Library from Hand</text:p>
      <text:p text:style-name="P1">&lt;wox2 (CZ)&gt; Ok</text:p>
      <text:p text:style-name="P2">wox2 (CZ) puts Brainstorm to Graveyard from Play</text:p>
      <text:p text:style-name="P2">madlogan draws a card</text:p>
      <text:p text:style-name="P2">wox2 (CZ) puts Sol Ring to Graveyard from Hand</text:p>
      <text:p text:style-name="P2">wox2 (CZ) puts Misdirection to Graveyard from Hand</text:p>
      <text:p text:style-name="P2">wox2 (CZ) puts Flooded Strand to Graveyard from Hand</text:p>
      <text:p text:style-name="P2">madlogan draws a card</text:p>
      <text:p text:style-name="P2">wox2 (CZ)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madlogan puts Wheel of Fortune to Graveyard from Play</text:p>
      <text:p text:style-name="P2">madlogan plays Duress from Hand</text:p>
      <text:p text:style-name="P2">wox2 (CZ) reveals a Duress</text:p>
      <text:p text:style-name="P2">wox2 (CZ) reveals a Mana Drain</text:p>
      <text:p text:style-name="P2">wox2 (CZ) reveals a Mystical Tutor</text:p>
      <text:p text:style-name="P2">wox2 (CZ) reveals a Force of Will</text:p>
      <text:p text:style-name="P2">wox2 (CZ) reveals a Force of Will</text:p>
      <text:p text:style-name="P2">wox2 (CZ) reveals a Brainstorm</text:p>
      <text:p text:style-name="P2">wox2 (CZ) reveals a Fact or Fiction</text:p>
      <text:p text:style-name="P1">&lt;madlogan&gt; Thinking</text:p>
      <text:p text:style-name="P1">&lt;madlogan&gt; duress</text:p>
      <text:p text:style-name="P2">wox2 (CZ) plays Duress from Hand</text:p>
      <text:p text:style-name="P2">wox2 (CZ) puts Duress to Graveyard from Play</text:p>
      <text:p text:style-name="P2">madlogan puts Duress to Graveyard from Play</text:p>
      <text:p text:style-name="P2">It is now the End Phase, Cleanup Step</text:p>
      <text:p text:style-name="P1">&lt;madlogan&gt; End my turn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taps Tropical Island</text:p>
      <text:p text:style-name="P2">wox2 (CZ) plays Fastbond from Hand</text:p>
      <text:p text:style-name="P1">&lt;madlogan&gt; Thinking</text:p>
      <text:p text:style-name="P1">&lt;madlogan&gt; Ok</text:p>
      <text:p text:style-name="P2">wox2 (CZ) taps Tropical Island</text:p>
      <text:p text:style-name="P2">wox2 (CZ) plays Mystical Tutor from Hand</text:p>
      <text:p text:style-name="P2">wox2 (CZ) is looking its Library...</text:p>
      <text:p text:style-name="P2">wox2 (CZ) puts Gush into play from Library</text:p>
      <text:p text:style-name="P2">wox2 (CZ) shuffles library</text:p>
      <text:p text:style-name="P2">wox2 (CZ) stops looking its Library...</text:p>
      <text:p text:style-name="P1">&lt;madlogan&gt; Ok</text:p>
      <text:p text:style-name="P2">wox2 (CZ) puts Mystical Tutor to Graveyard from Play</text:p>
      <text:p text:style-name="P2">wox2 (CZ) puts a Gush on top of Library from Play</text:p>
      <text:p text:style-name="P2">wox2 (CZ) plays Brainstorm from Hand</text:p>
      <text:p text:style-name="P2">wox2 (CZ) taps Underground Sea</text:p>
      <text:p text:style-name="P1">&lt;madlogan&gt; Thinking</text:p>
      <text:p text:style-name="P2">madlogan plays Force of Will from Hand</text:p>
      <text:p text:style-name="P2">madlogan plays Time Walk from Hand</text:p>
      <text:p text:style-name="P2">madlogan's life total is now 16 (-1)</text:p>
      <text:p text:style-name="P2">wox2 (CZ) plays Force of Will from Hand</text:p>
      <text:p text:style-name="P2">madlogan puts Time Walk to RFG from Play</text:p>
      <text:p text:style-name="P2">wox2 (CZ) puts Fact or Fiction to RFG from Hand</text:p>
      <text:p text:style-name="P2">wox2 (CZ)'s life total is now 19 (-1)</text:p>
      <text:p text:style-name="P1">&lt;madlogan&gt; Ok</text:p>
      <text:p text:style-name="P2">wox2 (CZ) puts Force of Will to Graveyard from Play</text:p>
      <text:p text:style-name="P2">wox2 (CZ) draws a card</text:p>
      <text:p text:style-name="P2">madlogan puts Force of Will to Graveyard from Play</text:p>
      <text:p text:style-name="P2">wox2 (CZ) draws a card</text:p>
      <text:p text:style-name="P2">wox2 (CZ) draws a card</text:p>
      <text:p text:style-name="P2">wox2 (CZ) puts a card on top of Library from Hand</text:p>
      <text:p text:style-name="P2">wox2 (CZ) puts a card on top of Library from Hand</text:p>
      <text:p text:style-name="P2">wox2 (CZ) puts Brainstorm to Graveyard from Play</text:p>
      <text:p text:style-name="P2">wox2 (CZ) plays Gush from Hand</text:p>
      <text:p text:style-name="P2">wox2 (CZ) puts Underground Sea to Hand from Play</text:p>
      <text:p text:style-name="P2">wox2 (CZ) puts Tropical Island to Hand from Play</text:p>
      <text:p text:style-name="P2">wox2 (CZ) puts Gush to Graveyard from Play</text:p>
      <text:p text:style-name="P2">wox2 (CZ) draws a card</text:p>
      <text:p text:style-name="P2">wox2 (CZ) draws a card</text:p>
      <text:p text:style-name="P2">wox2 (CZ) plays Tropical Island from Hand</text:p>
      <text:p text:style-name="P2">wox2 (CZ) plays Underground Sea from Hand</text:p>
      <text:p text:style-name="P2">wox2 (CZ)'s life total is now 17 (-2)</text:p>
      <text:p text:style-name="P2">It is now the End Phase, End Of Turn Step</text:p>
      <text:p text:style-name="P1">&lt;wox2 (CZ)&gt; End my turn</text:p>
      <text:p text:style-name="P2">It is now turn 8 (madlogan)</text:p>
      <text:p text:style-name="P2">It is now the Beginning Phase, Untap Step</text:p>
      <text:p text:style-name="P2">madlogan untaps his/her permanents</text:p>
      <text:p text:style-name="P2">It is now the Beginning Phase, Upkeep Step</text:p>
      <text:p text:style-name="P2">It is now the Beginning Phase, Draw Step</text:p>
      <text:p text:style-name="P2">madlogan draws a card</text:p>
      <text:p text:style-name="P2">It is now the Precombat Main Phase</text:p>
      <text:p text:style-name="P2">madlogan plays Flooded Strand from Hand</text:p>
      <text:p text:style-name="P2">madlogan taps Volcanic Island</text:p>
      <text:p text:style-name="P2">madlogan plays Brainstorm from Hand</text:p>
      <text:p text:style-name="P1">&lt;madlogan&gt; Ok?</text:p>
      <text:p text:style-name="P1">&lt;wox2 (CZ)&gt; Ok</text:p>
      <text:p text:style-name="P2">madlogan draws a card</text:p>
      <text:p text:style-name="P2">madlogan draws a card</text:p>
      <text:p text:style-name="P2">madlogan draws a card</text:p>
      <text:p text:style-name="P2">madlogan puts Brainstorm to Graveyard from Play</text:p>
      <text:p text:style-name="P2">madlogan puts a card on top of Library from Hand</text:p>
      <text:p text:style-name="P2">madlogan puts a card on top of Library from Hand</text:p>
      <text:p text:style-name="P2">madlogan taps Flooded Strand</text:p>
      <text:p text:style-name="P2">madlogan's life total is now 15 (-1)</text:p>
      <text:p text:style-name="P2">madlogan puts Flooded Strand to Graveyard from Play</text:p>
      <text:p text:style-name="P2">madlogan is looking its Library...</text:p>
      <text:p text:style-name="P2">madlogan puts Underground Sea into play from Library</text:p>
      <text:p text:style-name="P2">madlogan shuffles library</text:p>
      <text:p text:style-name="P2">madlogan stops looking its Library...</text:p>
      <text:p text:style-name="P2">madlogan taps Underground Sea</text:p>
      <text:p text:style-name="P2">madlogan plays Duress from Hand</text:p>
      <text:p text:style-name="P2">wox2 (CZ) plays Mana Drain from Hand</text:p>
      <text:p text:style-name="P2">wox2 (CZ) taps Tropical Island</text:p>
      <text:p text:style-name="P2">wox2 (CZ) taps Underground Sea</text:p>
      <text:p text:style-name="P2">Mana Drain now has 1 (+1) counters.</text:p>
      <text:p text:style-name="P1">&lt;madlogan&gt; Ok</text:p>
      <text:p text:style-name="P2">wox2 (CZ) duplicates Mana Drain</text:p>
      <text:p text:style-name="P2">madlogan puts Duress to Graveyard from Play</text:p>
      <text:p text:style-name="P2">wox2 (CZ) puts Mana Drain to Graveyard from Play</text:p>
      <text:p text:style-name="P2">It is now the End Phase, Cleanup Step</text:p>
      <text:p text:style-name="P1">&lt;madlogan&gt; End my turn</text:p>
      <text:p text:style-name="P2">It is now turn 9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destroys <text:s/>duplicated Mana Drain</text:p>
      <text:p text:style-name="P2">wox2 (CZ)'s life total is now 16 (-1)</text:p>
      <text:p text:style-name="P2">wox2 (CZ) plays Library of Alexandria from Hand</text:p>
      <text:p text:style-name="P2">wox2 (CZ) plays Tropical Island from Hand</text:p>
      <text:p text:style-name="P2">wox2 (CZ)'s life total is now 14 (-2)</text:p>
      <text:p text:style-name="P2">wox2 (CZ)'s life total is now 15 (+1)</text:p>
      <text:p text:style-name="P2">It is now the End Phase, End Of Turn Step</text:p>
      <text:p text:style-name="P1">&lt;wox2 (CZ)&gt; End my turn</text:p>
      <text:p text:style-name="P2">It is now turn 10 (madlogan)</text:p>
      <text:p text:style-name="P2">It is now the Beginning Phase, Untap Step</text:p>
      <text:p text:style-name="P1">&lt;madlogan&gt; EOT</text:p>
      <text:p text:style-name="P2">madlogan taps Underground Sea</text:p>
      <text:p text:style-name="P2">madlogan plays Brainstorm from Hand</text:p>
      <text:p text:style-name="P2">madlogan draws a card</text:p>
      <text:p text:style-name="P2">madlogan draws a card</text:p>
      <text:p text:style-name="P2">madlogan draws a card</text:p>
      <text:p text:style-name="P2">madlogan puts a card on top of Library from Hand</text:p>
      <text:p text:style-name="P2">madlogan puts a card on top of Library from Hand</text:p>
      <text:p text:style-name="P2">madlogan puts Brainstorm to Graveyard from Play</text:p>
      <text:p text:style-name="P2">madlogan untaps his/her permanents</text:p>
      <text:p text:style-name="P2">It is now the Beginning Phase, Upkeep Step</text:p>
      <text:p text:style-name="P2">It is now the Beginning Phase, Draw Step</text:p>
      <text:p text:style-name="P2">madlogan draws a card</text:p>
      <text:p text:style-name="P2">It is now the Precombat Main Phase</text:p>
      <text:p text:style-name="P2">madlogan taps Mox Emerald</text:p>
      <text:p text:style-name="P2">madlogan plays Sol Ring from Hand</text:p>
      <text:p text:style-name="P1">&lt;wox2 (CZ)&gt; Ok</text:p>
      <text:p text:style-name="P2">It is now the End Phase, Cleanup Step</text:p>
      <text:p text:style-name="P1">&lt;madlogan&gt; End my turn</text:p>
      <text:p text:style-name="P2">It is now turn 11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End Phase, End Of Turn Step</text:p>
      <text:p text:style-name="P1">&lt;wox2 (CZ)&gt; End my turn</text:p>
      <text:p text:style-name="P2">It is now turn 12 (madlogan)</text:p>
      <text:p text:style-name="P2">It is now the Beginning Phase, Untap Step</text:p>
      <text:p text:style-name="P2">madlogan untaps his/her permanents</text:p>
      <text:p text:style-name="P2">It is now the Beginning Phase, Upkeep Step</text:p>
      <text:p text:style-name="P2">It is now the Beginning Phase, Draw Step</text:p>
      <text:p text:style-name="P2">madlogan draws a card</text:p>
      <text:p text:style-name="P2">It is now the Precombat Main Phase</text:p>
      <text:p text:style-name="P2">It is now the End Phase, Cleanup Step</text:p>
      <text:p text:style-name="P1">&lt;madlogan&gt; End my turn</text:p>
      <text:p text:style-name="P2">It is now turn 1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End Phase, End Of Turn Step</text:p>
      <text:p text:style-name="P1">&lt;wox2 (CZ)&gt; End my turn</text:p>
      <text:p text:style-name="P2">It is now turn 14 (madlogan)</text:p>
      <text:p text:style-name="P2">It is now the Beginning Phase, Untap Step</text:p>
      <text:p text:style-name="P2">It is now the Beginning Phase, Draw Step</text:p>
      <text:p text:style-name="P2">madlogan draws a card</text:p>
      <text:p text:style-name="P2">It is now the Precombat Main Phase</text:p>
      <text:p text:style-name="P1">&lt;madlogan&gt; Thinking</text:p>
      <text:p text:style-name="P2">madlogan taps Underground Sea</text:p>
      <text:p text:style-name="P2">madlogan plays Dark Ritual from Hand</text:p>
      <text:p text:style-name="P1">&lt;madlogan&gt; Ok?</text:p>
      <text:p text:style-name="P1">&lt;wox2 (CZ)&gt; Ok</text:p>
      <text:p text:style-name="P2">madlogan puts Dark Ritual to Graveyard from Play</text:p>
      <text:p text:style-name="P2">madlogan plays Yawgmoth's Will from Hand</text:p>
      <text:p text:style-name="P1">&lt;madlogan&gt; Ok?</text:p>
      <text:p text:style-name="P2">wox2 (CZ) taps Underground Sea</text:p>
      <text:p text:style-name="P2">wox2 (CZ) taps Tropical Island</text:p>
      <text:p text:style-name="P2">wox2 (CZ) taps Tropical Island</text:p>
      <text:p text:style-name="P2">wox2 (CZ) taps Library of Alexandria</text:p>
      <text:p text:style-name="P2">wox2 (CZ) taps Tropical Island</text:p>
      <text:p text:style-name="P2">wox2 (CZ) plays Force of Will from Hand</text:p>
      <text:p text:style-name="P2">madlogan plays Force of Will from Hand</text:p>
      <text:p text:style-name="P2">madlogan plays Hurkyl's Recall from Hand</text:p>
      <text:p text:style-name="P2">madlogan's life total is now 14 (-1)</text:p>
      <text:p text:style-name="P2">wox2 (CZ) plays Misdirection from Hand</text:p>
      <text:p text:style-name="P2">wox2 (CZ) puts Rebuild to RFG from Hand</text:p>
      <text:p text:style-name="P2">madlogan puts Hurkyl's Recall to RFG from Play</text:p>
      <text:p text:style-name="P2">madlogan puts Force of Will to Graveyard from Play</text:p>
      <text:p text:style-name="P2">madlogan puts Yawgmoth's Will to Graveyard from Play</text:p>
      <text:p text:style-name="P2">wox2 (CZ) puts Misdirection to Graveyard from Play</text:p>
      <text:p text:style-name="P2">wox2 (CZ) puts Force of Will to Graveyard from Play</text:p>
      <text:p text:style-name="P2">It is now the End Phase, Cleanup Step</text:p>
      <text:p text:style-name="P1">&lt;madlogan&gt; End my turn</text:p>
      <text:p text:style-name="P2">It is now turn 1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End Phase, End Of Turn Step</text:p>
      <text:p text:style-name="P1">&lt;wox2 (CZ)&gt; End my turn</text:p>
      <text:p text:style-name="P2">It is now turn 16 (madlogan)</text:p>
      <text:p text:style-name="P2">It is now the Beginning Phase, Untap Step</text:p>
      <text:p text:style-name="P2">madlogan untaps his/her permanents</text:p>
      <text:p text:style-name="P2">It is now the Beginning Phase, Upkeep Step</text:p>
      <text:p text:style-name="P2">It is now the Beginning Phase, Draw Step</text:p>
      <text:p text:style-name="P2">madlogan draws a card</text:p>
      <text:p text:style-name="P2">It is now the Precombat Main Phase</text:p>
      <text:p text:style-name="P2">madlogan plays Island from Hand</text:p>
      <text:p text:style-name="P2">It is now the End Phase, Cleanup Step</text:p>
      <text:p text:style-name="P1">&lt;madlogan&gt; End my turn</text:p>
      <text:p text:style-name="P2">It is now turn 17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End Phase, End Of Turn Step</text:p>
      <text:p text:style-name="P1">&lt;wox2 (CZ)&gt; End my turn</text:p>
      <text:p text:style-name="P2">It is now turn 18 (madlogan)</text:p>
      <text:p text:style-name="P2">It is now the Beginning Phase, Untap Step</text:p>
      <text:p text:style-name="P2">It is now the Beginning Phase, Draw Step</text:p>
      <text:p text:style-name="P2">madlogan draws a card</text:p>
      <text:p text:style-name="P2">It is now the Precombat Main Phase</text:p>
      <text:p text:style-name="P2">madlogan taps Mox Emerald</text:p>
      <text:p text:style-name="P2">madlogan taps Mox Ruby</text:p>
      <text:p text:style-name="P2">madlogan taps Island</text:p>
      <text:p text:style-name="P2">madlogan plays Tinker from Hand</text:p>
      <text:p text:style-name="P1">&lt;wox2 (CZ)&gt; Ok</text:p>
      <text:p text:style-name="P2">madlogan puts Mox Emerald to Graveyard from Play</text:p>
      <text:p text:style-name="P2">madlogan puts Tinker to Graveyard from Play</text:p>
      <text:p text:style-name="P2">madlogan is looking its Library...</text:p>
      <text:p text:style-name="P2">madlogan puts Memory Jar into play from Library</text:p>
      <text:p text:style-name="P2">madlogan shuffles library</text:p>
      <text:p text:style-name="P2">madlogan stops looking its Library...</text:p>
      <text:p text:style-name="P2">madlogan taps Underground Sea</text:p>
      <text:p text:style-name="P2">madlogan plays Dark Ritual from Hand</text:p>
      <text:p text:style-name="P1">&lt;madlogan&gt; Ok?</text:p>
      <text:p text:style-name="P1">&lt;wox2 (CZ)&gt; Ok</text:p>
      <text:p text:style-name="P2">wox2 (CZ) puts a 0/0 Stromcount token into play</text:p>
      <text:p text:style-name="P2">Stromcount now has 1 (+1) counters.</text:p>
      <text:p text:style-name="P2">madlogan puts a 1/1 spell count token into play</text:p>
      <text:p text:style-name="P2">Stromcount now has 2 (+1) counters.</text:p>
      <text:p text:style-name="P2">spell count now has 1 (+1) counters.</text:p>
      <text:p text:style-name="P2">spell count now has 2 (+1) counters.</text:p>
      <text:p text:style-name="P2">madlogan puts Dark Ritual to Graveyard from Play</text:p>
      <text:p text:style-name="P2">madlogan taps Memory Jar</text:p>
      <text:p text:style-name="P2">wox2 (CZ) plays a facedown card from Hand</text:p>
      <text:p text:style-name="P2">wox2 (CZ) plays a facedown card from Hand</text:p>
      <text:p text:style-name="P2">wox2 (CZ) plays a facedown card from Hand</text:p>
      <text:p text:style-name="P2">madlogan puts Memory Jar to Graveyard from Play</text:p>
      <text:p text:style-name="P2">wox2 (CZ)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wox2 (CZ) draws a card</text:p>
      <text:p text:style-name="P2">madlogan draws a card</text:p>
      <text:p text:style-name="P2">madlogan draws a card</text:p>
      <text:p text:style-name="P2">madlogan draws a card</text:p>
      <text:p text:style-name="P2">madlogan plays Mox Jet from Hand</text:p>
      <text:p text:style-name="P1">&lt;madlogan&gt; Ok?</text:p>
      <text:p text:style-name="P1">&lt;wox2 (CZ)&gt; Ok</text:p>
      <text:p text:style-name="P2">Stromcount now has 3 (+1) counters.</text:p>
      <text:p text:style-name="P2">spell count now has 3 (+1) counters.</text:p>
      <text:p text:style-name="P2">madlogan plays Black Lotus from Hand</text:p>
      <text:p text:style-name="P1">&lt;madlogan&gt; Ok?</text:p>
      <text:p text:style-name="P2">Stromcount now has 4 (+1) counters.</text:p>
      <text:p text:style-name="P2">spell count now has 4 (+1) counters.</text:p>
      <text:p text:style-name="P1">&lt;wox2 (CZ)&gt; Ok</text:p>
      <text:p text:style-name="P2">madlogan taps Mox Jet</text:p>
      <text:p text:style-name="P2">madlogan taps Sol Ring</text:p>
      <text:p text:style-name="P2">madlogan plays Cabal Ritual from Hand</text:p>
      <text:p text:style-name="P1">&lt;madlogan&gt; Ok?</text:p>
      <text:p text:style-name="P1">&lt;wox2 (CZ)&gt; Ok</text:p>
      <text:p text:style-name="P2">spell count now has 5 (+1) counters.</text:p>
      <text:p text:style-name="P2">Stromcount now has 5 (+1) counters.</text:p>
      <text:p text:style-name="P2">madlogan puts Cabal Ritual to Graveyard from Play</text:p>
      <text:p text:style-name="P2">madlogan plays Tendrils of Agony from Hand</text:p>
      <text:p text:style-name="P2">spell count now has 6 (+1) counters.</text:p>
      <text:p text:style-name="P1">&lt;madlogan&gt; Ok?</text:p>
      <text:p text:style-name="P2">wox2 (CZ)'s life total is now 5 (-10)</text:p>
      <text:p text:style-name="P2">wox2 (CZ)'s life total is now 3 (-2)</text:p>
      <text:p text:style-name="P2">madlogan puts Tendrils of Agony to Graveyard from Play</text:p>
      <text:p text:style-name="P2">madlogan's life total is now 24 (+10)</text:p>
      <text:p text:style-name="P2">madlogan's life total is now 26 (+2)</text:p>
      <text:p text:style-name="P2">madlogan taps Black Lotus</text:p>
      <text:p text:style-name="P2">madlogan puts Black Lotus to Graveyard from Play</text:p>
      <text:p text:style-name="P2">madlogan taps Volcanic Island</text:p>
      <text:p text:style-name="P2">Stromcount now has 6 (+1) counters.</text:p>
      <text:p text:style-name="P2">madlogan plays Mind's Desire from Hand</text:p>
      <text:p text:style-name="P2">spell count now has 7 (+1) counters.</text:p>
      <text:p text:style-name="P2">Stromcount now has 7 (+1) counters.</text:p>
      <text:p text:style-name="P1">&lt;wox2 (CZ)&gt; Thinking</text:p>
      <text:p text:style-name="P1">&lt;madlogan&gt; Ok?</text:p>
      <text:p text:style-name="P1">&lt;wox2 (CZ)&gt; Ok</text:p>
      <text:p text:style-name="P2">madlogan shuffles library</text:p>
      <text:p text:style-name="P2">madlogan shuffles library</text:p>
      <text:p text:style-name="P2">madlogan shuffles library</text:p>
      <text:p text:style-name="P2">madlogan puts Polluted Delta into play from Library</text:p>
      <text:p text:style-name="P2">madlogan puts Mana Crypt into play from Library</text:p>
      <text:p text:style-name="P2">madlogan puts Brainstorm into play from Library</text:p>
      <text:p text:style-name="P2">madlogan puts Swamp into play from Library</text:p>
      <text:p text:style-name="P2">madlogan puts Yawgmoth's Bargain into play from Library</text:p>
      <text:p text:style-name="P2">madlogan puts Tolarian Academy into play from Library</text:p>
      <text:p text:style-name="P2">madlogan puts Timetwister into play from Library</text:p>
      <text:p text:style-name="P2">spell count now has 8 (+1) counters.</text:p>
      <text:p text:style-name="P2">Stromcount now has 8 (+1) counters.</text:p>
      <text:p text:style-name="P2">madlogan puts Mind's Desire to Graveyard from Play</text:p>
      <text:p text:style-name="P2">spell count now has 9 (+1) counters.</text:p>
      <text:p text:style-name="P2">madlogan draws a card</text:p>
      <text:p text:style-name="P2">Stromcount now has 9 (+1) counters.</text:p>
      <text:p text:style-name="P2">madlogan draws a card</text:p>
      <text:p text:style-name="P2">madlogan draws a card</text:p>
      <text:p text:style-name="P2">madlogan puts a card on top of Library from Hand</text:p>
      <text:p text:style-name="P2">madlogan puts a card on top of Library from Hand</text:p>
      <text:p text:style-name="P2">madlogan taps Mana Crypt</text:p>
      <text:p text:style-name="P2">madlogan puts Brainstorm to Graveyard from Play</text:p>
      <text:p text:style-name="P2">madlogan plays Mana Vault from Hand</text:p>
      <text:p text:style-name="P2">spell count now has 10 (+1) counters.</text:p>
      <text:p text:style-name="P2">Stromcount now has 10 (+1) counters.</text:p>
      <text:p text:style-name="P2">madlogan plays Lotus Petal from Hand</text:p>
      <text:p text:style-name="P2">spell count now has 11 (+1) counters.</text:p>
      <text:p text:style-name="P2">Stromcount now has 11 (+1) counters.</text:p>
      <text:p text:style-name="P2">madlogan puts Swamp to RFG from Play</text:p>
      <text:p text:style-name="P2">madlogan puts Polluted Delta to RFG from Play</text:p>
      <text:p text:style-name="P1">&lt;madlogan&gt; Ok?</text:p>
      <text:p text:style-name="P2">Stromcount now has 12 (+1) counters.</text:p>
      <text:p text:style-name="P1">&lt;wox2 (CZ)&gt; Thinking</text:p>
      <text:p text:style-name="P2">wox2 (CZ) taps Library of Alexandria</text:p>
      <text:p text:style-name="P2">wox2 (CZ) draws a card</text:p>
      <text:p text:style-name="P2">wox2 (CZ) taps Tropical Island</text:p>
      <text:p text:style-name="P2">wox2 (CZ) taps Tropical Island</text:p>
      <text:p text:style-name="P2">wox2 (CZ) taps Tropical Island</text:p>
      <text:p text:style-name="P2">wox2 (CZ) plays Gush from Hand</text:p>
      <text:p text:style-name="P2">wox2 (CZ) puts Tropical Island to Hand from Play</text:p>
      <text:p text:style-name="P2">wox2 (CZ) puts Tropical Island to Hand from Play</text:p>
      <text:p text:style-name="P1">&lt;wox2 (CZ)&gt; Ok?</text:p>
      <text:p text:style-name="P2">Stromcount now has 13 (+1) counters.</text:p>
      <text:p text:style-name="P1">&lt;madlogan&gt; Ok</text:p>
      <text:p text:style-name="P2">wox2 (CZ) draws a card</text:p>
      <text:p text:style-name="P2">wox2 (CZ) draws a card</text:p>
      <text:p text:style-name="P2">wox2 (CZ) puts Gush to Graveyard from Play</text:p>
      <text:p text:style-name="P2">wox2 (CZ) plays Mana Drain from Hand</text:p>
      <text:p text:style-name="P2">madlogan puts Yawgmoth's Bargain to Graveyard from Play</text:p>
      <text:p text:style-name="P2">Mana Drain now has 1 (+1) counters.</text:p>
      <text:p text:style-name="P2">spell count now has 12 (+1) counters.</text:p>
      <text:p text:style-name="P2">spell count now has 13 (+1) counters.</text:p>
      <text:p text:style-name="P2">Mana Drain now has 6 (+5) counters.</text:p>
      <text:p text:style-name="P2">wox2 (CZ) duplicates Mana Drain</text:p>
      <text:p text:style-name="P1">&lt;madlogan&gt; Ok?</text:p>
      <text:p text:style-name="P1">&lt;wox2 (CZ)&gt; Ok</text:p>
      <text:p text:style-name="P2">madlogan puts a Yawgmoth's Bargain on top of Library from Graveyar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wox2 (CZ) puts a card on top of Library from Hand</text:p>
      <text:p text:style-name="P2">madlogan puts a Brainstorm on top of Library from Graveyard</text:p>
      <text:p text:style-name="P2">madlogan puts a Mind's Desire on top of Library from Graveyard</text:p>
      <text:p text:style-name="P2">madlogan puts a Black Lotus on top of Library from Graveyard</text:p>
      <text:p text:style-name="P2">madlogan puts a Tendrils of Agony on top of Library from Graveyard</text:p>
      <text:p text:style-name="P2">madlogan puts a Cabal Ritual on top of Library from Graveyard</text:p>
      <text:p text:style-name="P2">madlogan puts a Memory Jar on top of Library from Graveyard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wox2 (CZ) moves all cards from Graveyard to Library</text:p>
      <text:p text:style-name="P2">madlogan puts a Dark Ritual on top of Library from Graveyard</text:p>
      <text:p text:style-name="P2">madlogan puts a Tinker on top of Library from Graveyard</text:p>
      <text:p text:style-name="P2">madlogan puts a Mox Emerald on top of Library from Graveyard</text:p>
      <text:p text:style-name="P2">madlogan puts a Yawgmoth's Will on top of Library from Graveyard</text:p>
      <text:p text:style-name="P2">wox2 (CZ) puts a Mana Drain on top of Library from Play</text:p>
      <text:p text:style-name="P2">wox2 (CZ) shuffles library</text:p>
      <text:p text:style-name="P2">madlogan puts a Force of Will on top of Library from Graveyard</text:p>
      <text:p text:style-name="P2">wox2 (CZ) shuffles library</text:p>
      <text:p text:style-name="P2">madlogan puts a Dark Ritual on top of Library from Graveyard</text:p>
      <text:p text:style-name="P2">wox2 (CZ) shuffles library</text:p>
      <text:p text:style-name="P2">madlogan puts a Brainstorm on top of Library from Graveyard</text:p>
      <text:p text:style-name="P2">wox2 (CZ) shuffles library</text:p>
      <text:p text:style-name="P2">madlogan puts a Duress on top of Library from Graveyard</text:p>
      <text:p text:style-name="P2">wox2 (CZ) shuffles library</text:p>
      <text:p text:style-name="P2">madlogan puts a Flooded Strand on top of Library from Graveyard</text:p>
      <text:p text:style-name="P2">wox2 (CZ) shuffles library</text:p>
      <text:p text:style-name="P2">madlogan puts a Brainstorm on top of Library from Graveyard</text:p>
      <text:p text:style-name="P2">wox2 (CZ) shuffles library</text:p>
      <text:p text:style-name="P2">wox2 (CZ) shuffles library</text:p>
      <text:p text:style-name="P2">madlogan puts a Force of Will on top of Library from Graveyard</text:p>
      <text:p text:style-name="P2">wox2 (CZ) shuffles library</text:p>
      <text:p text:style-name="P2">madlogan puts a Duress on top of Library from Graveyard</text:p>
      <text:p text:style-name="P2">madlogan puts a Wheel of Fortune on top of Library from Graveyard</text:p>
      <text:p text:style-name="P2">wox2 (CZ) shuffles library</text:p>
      <text:p text:style-name="P2">madlogan puts a Dark Ritual on top of Library from Graveyard</text:p>
      <text:p text:style-name="P2">wox2 (CZ) shuffles library</text:p>
      <text:p text:style-name="P2">madlogan puts a Flooded Strand on top of Library from Graveyard</text:p>
      <text:p text:style-name="P2">wox2 (CZ) shuffles library</text:p>
      <text:p text:style-name="P2">madlogan puts a Windfall on top of Library from Graveyard</text:p>
      <text:p text:style-name="P2">madlogan puts a Mystical Tutor on top of Library from Graveyard</text:p>
      <text:p text:style-name="P2">madlogan puts a Polluted Delta on top of Library from Graveyard</text:p>
      <text:p text:style-name="P2">madlogan puts a Cabal Ritual on top of Library from Graveyard</text:p>
      <text:p text:style-name="P2">madlogan puts a Duress on top of Library from Graveyard</text:p>
      <text:p text:style-name="P2">madlogan puts a Ancestral Recall on top of Library from Graveyard</text:p>
      <text:p text:style-name="P2">madlogan puts a Force of Will on top of Library from Graveyard</text:p>
      <text:p text:style-name="P2">madlogan puts a Vampiric Tutor on top of Library from Graveyard</text:p>
      <text:p text:style-name="P2">madlogan puts a card on top of Library from Hand</text:p>
      <text:p text:style-name="P2">madlogan puts Timetwister to Graveyard from Play</text:p>
      <text:p text:style-name="P2">wox2 (CZ) shuffles library</text:p>
      <text:p text:style-name="P2">madlogan shuffles library</text:p>
      <text:p text:style-name="P2">wox2 (CZ) shuffles library</text:p>
      <text:p text:style-name="P2">madlogan shuffles library</text:p>
      <text:p text:style-name="P2">wox2 (CZ) shuffles library</text:p>
      <text:p text:style-name="P2">madlogan shuffles library</text:p>
      <text:p text:style-name="P2">wox2 (CZ) shuffles library</text:p>
      <text:p text:style-name="P2">madlogan shuffles library</text:p>
      <text:p text:style-name="P2">wox2 (CZ) shuffles library</text:p>
      <text:p text:style-name="P2">madlogan shuffles library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wox2 (CZ) draws a card</text:p>
      <text:p text:style-name="P2">madlogan draws a card</text:p>
      <text:p text:style-name="P2">madlogan draws a card</text:p>
      <text:p text:style-name="P2">madlogan taps Tolarian Academy</text:p>
      <text:p text:style-name="P2">madlogan untaps Tolarian Academy</text:p>
      <text:p text:style-name="P2">madlogan plays Mox Pearl from Hand</text:p>
      <text:p text:style-name="P1">&lt;wox2 (CZ)&gt; ok</text:p>
      <text:p text:style-name="P2">spell count now has 14 (+1) counters.</text:p>
      <text:p text:style-name="P2">madlogan taps Tolarian Academy</text:p>
      <text:p text:style-name="P2">madlogan taps Underground Sea</text:p>
      <text:p text:style-name="P2">madlogan plays Dark Ritual from Hand</text:p>
      <text:p text:style-name="P1">&lt;madlogan&gt; Ok?</text:p>
      <text:p text:style-name="P1">&lt;wox2 (CZ)&gt; Ok</text:p>
      <text:p text:style-name="P2">Stromcount now has 14 (+1) counters.</text:p>
      <text:p text:style-name="P2">madlogan puts Dark Ritual to Graveyard from Play</text:p>
      <text:p text:style-name="P2">madlogan plays Vampiric Tutor from Hand</text:p>
      <text:p text:style-name="P2">madlogan's life total is now 24 (-2)</text:p>
      <text:p text:style-name="P1">&lt;madlogan&gt; Ok?</text:p>
      <text:p text:style-name="P1">&lt;wox2 (CZ)&gt; Thinking</text:p>
      <text:p text:style-name="P1">&lt;wox2 (CZ)&gt; Ok</text:p>
      <text:p text:style-name="P2">madlogan puts Vampiric Tutor to Graveyard from Play</text:p>
      <text:p text:style-name="P2">madlogan is looking its Library...</text:p>
      <text:p text:style-name="P2">madlogan plays a facedown card from Library</text:p>
      <text:p text:style-name="P2">madlogan shuffles library</text:p>
      <text:p text:style-name="P2">madlogan stops looking its Library...</text:p>
      <text:p text:style-name="P2">madlogan puts a facedown card on top of Library from Play</text:p>
      <text:p text:style-name="P2">madlogan plays Ancestral Recall from Hand</text:p>
      <text:p text:style-name="P2">wox2 (CZ) taps Underground Sea</text:p>
      <text:p text:style-name="P1">&lt;madlogan&gt; Ok?</text:p>
      <text:p text:style-name="P1">&lt;wox2 (CZ)&gt; Thinking</text:p>
      <text:p text:style-name="P2">spell count now has 15 (+1) counters.</text:p>
      <text:p text:style-name="P2">wox2 (CZ) plays Mana Drain from Hand</text:p>
      <text:p text:style-name="P2">Mana Drain now has 1 (+1) counters.</text:p>
      <text:p text:style-name="P2">wox2 (CZ) duplicates Mana Drain</text:p>
      <text:p text:style-name="P2">madlogan plays Force of Will from Hand</text:p>
      <text:p text:style-name="P2">wox2 (CZ) plays Force of Will from Hand</text:p>
      <text:p text:style-name="P2">wox2 (CZ) puts Thirst for Knowledge to RFG from Hand</text:p>
      <text:p text:style-name="P2">wox2 (CZ)'s life total is now 2 (-1)</text:p>
      <text:p text:style-name="P2">spell count now has 16 (+1) counters.</text:p>
      <text:p text:style-name="P2">spell count now has 17 (+1) counters.</text:p>
      <text:p text:style-name="P2">Stromcount now has 15 (+1) counters.</text:p>
      <text:p text:style-name="P2">Stromcount now has 16 (+1) counters.</text:p>
      <text:p text:style-name="P2">madlogan puts Force of Will to Graveyard from Play</text:p>
      <text:p text:style-name="P2">madlogan puts Ancestral Recall to Graveyard from Play</text:p>
      <text:p text:style-name="P2">Stromcount now has 17 (+1) counters.</text:p>
      <text:p text:style-name="P2">wox2 (CZ) puts Force of Will to Graveyard from Play</text:p>
      <text:p text:style-name="P2">madlogan plays Brainstorm from Hand</text:p>
      <text:p text:style-name="P1">&lt;madlogan&gt; Ok?</text:p>
      <text:p text:style-name="P2">wox2 (CZ) puts Mana Drain to Graveyard from Play</text:p>
      <text:p text:style-name="P1">&lt;wox2 (CZ)&gt; Thinking</text:p>
      <text:p text:style-name="P2">Stromcount now has 18 (+1) counters.</text:p>
      <text:p text:style-name="P2">spell count now has 18 (+1) counters.</text:p>
      <text:p text:style-name="P2">wox2 (CZ) plays Force of Will from Hand</text:p>
      <text:p text:style-name="P2">wox2 (CZ) puts Gush to RFG from Hand</text:p>
      <text:p text:style-name="P2">wox2 (CZ)'s life total is now 1 (-1)</text:p>
      <text:p text:style-name="P2">madlogan puts Brainstorm to Graveyard from Play</text:p>
      <text:p text:style-name="P2">wox2 (CZ) puts Force of Will to Graveyard from Play</text:p>
      <text:p text:style-name="P2">madlogan taps Lotus Petal</text:p>
      <text:p text:style-name="P2">madlogan puts Lotus Petal to Graveyard from Play</text:p>
      <text:p text:style-name="P2">madlogan plays Necropotence from Hand</text:p>
      <text:p text:style-name="P1">&lt;madlogan&gt; Ok?</text:p>
      <text:p text:style-name="P1">&lt;wox2 (CZ)&gt; Ok</text:p>
      <text:p text:style-name="P2">madlogan destroys <text:s/>token spell count</text:p>
      <text:p text:style-name="P2">madlogan's life total is now 23 (-1)</text:p>
      <text:p text:style-name="P1">&lt;madlogan&gt; eot drow 13</text:p>
      <text:p text:style-name="P1">&lt;wox2 (CZ)&gt; Ok</text:p>
      <text:p text:style-name="P2">madlogan's life total is now 13 (-10)</text:p>
      <text:p text:style-name="P2">wox2 (CZ) puts Regrowth to Graveyard from Hand</text:p>
      <text:p text:style-name="P2">wox2 (CZ) puts Yawgmoth's Will to Graveyard from Hand</text:p>
      <text:p text:style-name="P2">madlogan's life total is now 10 (-3)</text:p>
      <text:p text:style-name="P2">wox2 (CZ) puts facedown card to Hand from Play</text:p>
      <text:p text:style-name="P2">wox2 (CZ) puts facedown card to Hand from Play</text:p>
      <text:p text:style-name="P2">wox2 (CZ) puts facedown card to Hand from Play</text:p>
      <text:p text:style-name="P2">wox2 (CZ) destroys <text:s/>token Stromcount</text:p>
      <text:p text:style-name="P2">It is now the End Phase, End Of Turn Step</text:p>
      <text:p text:style-name="P1">&lt;wox2 (CZ)&gt; draw</text:p>
      <text:p text:style-name="P2">madlogan draws 13 cards</text:p>
      <text:p text:style-name="P2">madlogan plays a facedown card from Hand</text:p>
      <text:p text:style-name="P2">madlogan plays a facedown card from Hand</text:p>
      <text:p text:style-name="P2">madlogan plays a facedown card from Hand</text:p>
      <text:p text:style-name="P2">madlogan plays a facedown card from Hand</text:p>
      <text:p text:style-name="P2">madlogan plays a facedown card from Hand</text:p>
      <text:p text:style-name="P2">madlogan plays a facedown card from Hand</text:p>
      <text:p text:style-name="P2">madlogan plays a facedown card from Hand</text:p>
      <text:p text:style-name="P2">madlogan puts Polluted Delta to RFG from Hand</text:p>
      <text:p text:style-name="P2">madlogan puts Polluted Delta to RFG from Hand</text:p>
      <text:p text:style-name="P2">madlogan puts Tinker to RFG from Hand</text:p>
      <text:p text:style-name="P2">madlogan puts Cabal Ritual to RFG from Hand</text:p>
      <text:p text:style-name="P2">madlogan puts Windfall to RFG from Hand</text:p>
      <text:p text:style-name="P2">madlogan puts Yawgmoth's Will to RFG from Hand</text:p>
      <text:p text:style-name="P2">madlogan puts facedown card to Hand from Play</text:p>
      <text:p text:style-name="P2">madlogan puts facedown card to Hand from Play</text:p>
      <text:p text:style-name="P2">madlogan puts facedown card to Hand from Play</text:p>
      <text:p text:style-name="P2">madlogan puts facedown card to Hand from Play</text:p>
      <text:p text:style-name="P2">madlogan puts facedown card to Hand from Play</text:p>
      <text:p text:style-name="P2">madlogan puts facedown card to Hand from Play</text:p>
      <text:p text:style-name="P2">madlogan puts facedown card to Hand from Play</text:p>
      <text:p text:style-name="P1">&lt;madlogan&gt; End my turn</text:p>
      <text:p text:style-name="P2">It is now turn 19 (wox2 (CZ))</text:p>
      <text:p text:style-name="P2">It is now the Beginning Phase, Untap Step</text:p>
      <text:p text:style-name="P2">It is now turn 20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Gush from Hand</text:p>
      <text:p text:style-name="P2">wox2 (CZ) taps Tropical Island</text:p>
      <text:p text:style-name="P2">wox2 (CZ) taps Underground Sea</text:p>
      <text:p text:style-name="P2">wox2 (CZ) puts Underground Sea to Hand from Play</text:p>
      <text:p text:style-name="P2">wox2 (CZ) puts Tropical Island to Hand from Play</text:p>
      <text:p text:style-name="P1">&lt;madlogan&gt; Ok</text:p>
      <text:p text:style-name="P2">wox2 (CZ) puts Gush to Graveyard from Play</text:p>
      <text:p text:style-name="P2">wox2 (CZ) draws a card</text:p>
      <text:p text:style-name="P2">wox2 (CZ) draws a card</text:p>
      <text:p text:style-name="P2">wox2 (CZ) taps Library of Alexandria</text:p>
      <text:p text:style-name="P2">wox2 (CZ) draws a card</text:p>
      <text:p text:style-name="P2">wox2 (CZ) plays Mox Emerald from Hand</text:p>
      <text:p text:style-name="P2">wox2 (CZ) plays Mox Sapphire from Hand</text:p>
      <text:p text:style-name="P2">wox2 (CZ) taps Mox Sapphire</text:p>
      <text:p text:style-name="P2">wox2 (CZ) plays Merchant Scroll from Hand</text:p>
      <text:p text:style-name="P2">wox2 (CZ) destroys <text:s/>duplicated Mana Drain</text:p>
      <text:p text:style-name="P1">&lt;madlogan&gt; Ok</text:p>
      <text:p text:style-name="P2">wox2 (CZ) is looking its Library...</text:p>
      <text:p text:style-name="P1">&lt;wox2 (CZ)&gt; Thinking</text:p>
      <text:p text:style-name="P2">wox2 (CZ) puts a 0/0 Stromcount token into play</text:p>
      <text:p text:style-name="P2">Stromcount now has 1 (+1) counters.</text:p>
      <text:p text:style-name="P2">Stromcount now has 2 (+1) counters.</text:p>
      <text:p text:style-name="P2">Stromcount now has 3 (+1) counters.</text:p>
      <text:p text:style-name="P2">wox2 (CZ) puts Gifts Ungiven into play from Library</text:p>
      <text:p text:style-name="P2">wox2 (CZ) shuffles library</text:p>
      <text:p text:style-name="P2">wox2 (CZ) stops looking its Library...</text:p>
      <text:p text:style-name="P2">wox2 (CZ) puts Merchant Scroll to Graveyard from Play</text:p>
      <text:p text:style-name="P2">wox2 (CZ) destroys <text:s/>duplicated Mana Drain</text:p>
      <text:p text:style-name="P2">Stromcount now has 4 (+1) counters.</text:p>
      <text:p text:style-name="P2">wox2 (CZ) is looking its Library...</text:p>
      <text:p text:style-name="P1">&lt;wox2 (CZ)&gt; Thinking</text:p>
      <text:p text:style-name="P2">wox2 (CZ) puts Tendrils of Agony into play from Library</text:p>
      <text:p text:style-name="P1">&lt;wox2 (CZ)&gt; Thinking</text:p>
      <text:p text:style-name="P1">&lt;madlogan&gt; Ok</text:p>
      <text:p text:style-name="P2">wox2 (CZ) puts Time Walk into play from Library</text:p>
      <text:p text:style-name="P2">wox2 (CZ) puts Lotus Petal into play from Library</text:p>
      <text:p text:style-name="P2">wox2 (CZ) puts a Lotus Petal on top of Library from Play</text:p>
      <text:p text:style-name="P2">wox2 (CZ) puts Demonic Tutor into play from Library</text:p>
      <text:p text:style-name="P2">wox2 (CZ) puts Black Lotus into play from Library</text:p>
      <text:p text:style-name="P2">wox2 (CZ) shuffles library</text:p>
      <text:p text:style-name="P2">wox2 (CZ) stops looking its Library...</text:p>
      <text:p text:style-name="P2">madlogan is now the controller of Black Lotus</text:p>
      <text:p text:style-name="P2">madlogan is now the controller of Tendrils of Agony</text:p>
      <text:p text:style-name="P2">madlogan is now the controller of Time Walk</text:p>
      <text:p text:style-name="P2">madlogan is now the controller of Demonic Tutor</text:p>
      <text:p text:style-name="P1">&lt;madlogan&gt; Thinking</text:p>
      <text:p text:style-name="P2">madlogan puts Time Walk to Graveyard from Play</text:p>
      <text:p text:style-name="P2">madlogan puts Black Lotus to Graveyard from Play</text:p>
      <text:p text:style-name="P2">wox2 (CZ) is now the controller of Demonic Tutor</text:p>
      <text:p text:style-name="P2">wox2 (CZ) is now the controller of Tendrils of Agony</text:p>
      <text:p text:style-name="P2">wox2 (CZ) puts Gifts Ungiven to Graveyard from Play</text:p>
      <text:p text:style-name="P2">wox2 (CZ) puts Tendrils of Agony to Hand from Play</text:p>
      <text:p text:style-name="P2">wox2 (CZ) puts Demonic Tutor to Hand from Play</text:p>
      <text:p text:style-name="P2">wox2 (CZ) plays Underground Sea from Hand</text:p>
      <text:p text:style-name="P2">wox2 (CZ) taps Underground Sea</text:p>
      <text:p text:style-name="P2">wox2 (CZ) plays Tendrils of Agony from Hand</text:p>
      <text:p text:style-name="P2">Stromcount now has 5 (+1) counters.</text:p>
      <text:p text:style-name="P1">&lt;wox2 (CZ)&gt; 10</text:p>
      <text:p text:style-name="P1">&lt;madlogan&gt; gg</text:p>
      <text:p text:style-name="P1">&lt;System&gt; Player Lost</text:p>
      <text:p text:style-name="P3"><text:span text:style-name="T1">&lt;wox2 (</text:span><text:span text:style-name="T2">CZ)&gt; g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19T00:16:06</meta:creation-date>
    <dc:date>2007-06-10T20:08:25</dc:date>
    <meta:editing-cycles>3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1" meta:paragraph-count="1602" meta:word-count="9647" meta:character-count="53599"/>
  </office:meta>
</office:document-meta>
</file>